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lta_t" table:style-name="ta1">
        <table:shapes>
          <draw:frame draw:z-index="0" draw:style-name="gr1" draw:text-style-name="P1" svg:width="360.11mm" svg:height="169.73mm" svg:x="36.98mm" svg:y="0mm">
            <draw:object draw:notify-on-update-of-ranges="delta_t.A2:delta_t.A114 delta_t.B1:delta_t.B1 delta_t.B2:delta_t.B114 delta_t.A114:delta_t.A174 delta_t.B1:delta_t.B1 delta_t.B114:delta_t.B174 delta_t.A2:delta_t.A174 delta_t.D1:delta_t.D1 delta_t.D2:delta_t.D1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3.72mm" svg:height="123.78mm" svg:x="37.98mm" svg:y="420.65mm">
            <draw:object draw:notify-on-update-of-ranges="delta_t.A94:delta_t.A124 delta_t.B94:delta_t.B1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Δ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Parabola</text:p>
          </table:table-cell>
          <table:table-cell table:style-name="ce1" table:number-columns-repeated="1020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5400" calcext:value-type="float">
            <text:p>25400</text:p>
          </table:table-cell>
          <table:table-cell table:formula="of:=([.A2]-1820)/100" office:value-type="float" office:value="-28.2" calcext:value-type="float">
            <text:p>-28.2</text:p>
          </table:table-cell>
          <table:table-cell table:formula="of:=32*[.C2]^2-20" office:value-type="float" office:value="25427.68" calcext:value-type="float">
            <text:p>25427.68</text:p>
          </table:table-cell>
          <table:table-cell table:number-columns-repeated="1020"/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23700" calcext:value-type="float">
            <text:p>23700</text:p>
          </table:table-cell>
          <table:table-cell table:formula="of:=([.A3]-1820)/100" office:value-type="float" office:value="-27.2" calcext:value-type="float">
            <text:p>-27.2</text:p>
          </table:table-cell>
          <table:table-cell table:formula="of:=32*[.C3]^2-20" office:value-type="float" office:value="23654.88" calcext:value-type="float">
            <text:p>23654.88</text:p>
          </table:table-cell>
          <table:table-cell table:number-columns-repeated="1020"/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22000" calcext:value-type="float">
            <text:p>22000</text:p>
          </table:table-cell>
          <table:table-cell table:formula="of:=([.A4]-1820)/100" office:value-type="float" office:value="-26.2" calcext:value-type="float">
            <text:p>-26.2</text:p>
          </table:table-cell>
          <table:table-cell table:formula="of:=32*[.C4]^2-20" office:value-type="float" office:value="21946.08" calcext:value-type="float">
            <text:p>21946.08</text:p>
          </table:table-cell>
          <table:table-cell table:number-columns-repeated="1020"/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20400" calcext:value-type="float">
            <text:p>20400</text:p>
          </table:table-cell>
          <table:table-cell table:formula="of:=([.A5]-1820)/100" office:value-type="float" office:value="-25.2" calcext:value-type="float">
            <text:p>-25.2</text:p>
          </table:table-cell>
          <table:table-cell table:formula="of:=32*[.C5]^2-20" office:value-type="float" office:value="20301.28" calcext:value-type="float">
            <text:p>20301.28</text:p>
          </table:table-cell>
          <table:table-cell table:number-columns-repeated="1020"/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18800" calcext:value-type="float">
            <text:p>18800</text:p>
          </table:table-cell>
          <table:table-cell table:formula="of:=([.A6]-1820)/100" office:value-type="float" office:value="-24.2" calcext:value-type="float">
            <text:p>-24.2</text:p>
          </table:table-cell>
          <table:table-cell table:formula="of:=32*[.C6]^2-20" office:value-type="float" office:value="18720.48" calcext:value-type="float">
            <text:p>18720.48</text:p>
          </table:table-cell>
          <table:table-cell table:number-columns-repeated="1020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17190" calcext:value-type="float">
            <text:p>17190</text:p>
          </table:table-cell>
          <table:table-cell table:formula="of:=([.A7]-1820)/100" office:value-type="float" office:value="-23.2" calcext:value-type="float">
            <text:p>-23.2</text:p>
          </table:table-cell>
          <table:table-cell table:formula="of:=32*[.C7]^2-20" office:value-type="float" office:value="17203.68" calcext:value-type="float">
            <text:p>17203.68</text:p>
          </table:table-cell>
          <table:table-cell table:number-columns-repeated="1020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15530" calcext:value-type="float">
            <text:p>15530</text:p>
          </table:table-cell>
          <table:table-cell table:formula="of:=([.A8]-1820)/100" office:value-type="float" office:value="-22.2" calcext:value-type="float">
            <text:p>-22.2</text:p>
          </table:table-cell>
          <table:table-cell table:formula="of:=32*[.C8]^2-20" office:value-type="float" office:value="15750.88" calcext:value-type="float">
            <text:p>15750.88</text:p>
          </table:table-cell>
          <table:table-cell table:number-columns-repeated="1020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14080" calcext:value-type="float">
            <text:p>14080</text:p>
          </table:table-cell>
          <table:table-cell table:formula="of:=([.A9]-1820)/100" office:value-type="float" office:value="-21.2" calcext:value-type="float">
            <text:p>-21.2</text:p>
          </table:table-cell>
          <table:table-cell table:formula="of:=32*[.C9]^2-20" office:value-type="float" office:value="14362.08" calcext:value-type="float">
            <text:p>14362.08</text:p>
          </table:table-cell>
          <table:table-cell table:number-columns-repeated="1020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2790" calcext:value-type="float">
            <text:p>12790</text:p>
          </table:table-cell>
          <table:table-cell table:formula="of:=([.A10]-1820)/100" office:value-type="float" office:value="-20.2" calcext:value-type="float">
            <text:p>-20.2</text:p>
          </table:table-cell>
          <table:table-cell table:formula="of:=32*[.C10]^2-20" office:value-type="float" office:value="13037.28" calcext:value-type="float">
            <text:p>13037.28</text:p>
          </table:table-cell>
          <table:table-cell table:number-columns-repeated="102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1640" calcext:value-type="float">
            <text:p>11640</text:p>
          </table:table-cell>
          <table:table-cell table:formula="of:=([.A11]-1820)/100" office:value-type="float" office:value="-19.2" calcext:value-type="float">
            <text:p>-19.2</text:p>
          </table:table-cell>
          <table:table-cell table:formula="of:=32*[.C11]^2-20" office:value-type="float" office:value="11776.48" calcext:value-type="float">
            <text:p>11776.48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0" calcext:value-type="float">
            <text:p>10580</text:p>
          </table:table-cell>
          <table:table-cell table:formula="of:=([.A12]-1820)/100" office:value-type="float" office:value="-18.2" calcext:value-type="float">
            <text:p>-18.2</text:p>
          </table:table-cell>
          <table:table-cell table:formula="of:=32*[.C12]^2-20" office:value-type="float" office:value="10579.68" calcext:value-type="float">
            <text:p>10579.68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00" calcext:value-type="float">
            <text:p>9600</text:p>
          </table:table-cell>
          <table:table-cell table:formula="of:=([.A13]-1820)/100" office:value-type="float" office:value="-17.2" calcext:value-type="float">
            <text:p>-17.2</text:p>
          </table:table-cell>
          <table:table-cell table:formula="of:=32*[.C13]^2-20" office:value-type="float" office:value="9446.88" calcext:value-type="float">
            <text:p>9446.88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640" calcext:value-type="float">
            <text:p>8640</text:p>
          </table:table-cell>
          <table:table-cell table:formula="of:=([.A14]-1820)/100" office:value-type="float" office:value="-16.2" calcext:value-type="float">
            <text:p>-16.2</text:p>
          </table:table-cell>
          <table:table-cell table:formula="of:=32*[.C14]^2-20" office:value-type="float" office:value="8378.08" calcext:value-type="float">
            <text:p>8378.08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680" calcext:value-type="float">
            <text:p>7680</text:p>
          </table:table-cell>
          <table:table-cell table:formula="of:=([.A15]-1820)/100" office:value-type="float" office:value="-15.2" calcext:value-type="float">
            <text:p>-15.2</text:p>
          </table:table-cell>
          <table:table-cell table:formula="of:=32*[.C15]^2-20" office:value-type="float" office:value="7373.28" calcext:value-type="float">
            <text:p>7373.28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00" calcext:value-type="float">
            <text:p>6700</text:p>
          </table:table-cell>
          <table:table-cell table:formula="of:=([.A16]-1820)/100" office:value-type="float" office:value="-14.2" calcext:value-type="float">
            <text:p>-14.2</text:p>
          </table:table-cell>
          <table:table-cell table:formula="of:=32*[.C16]^2-20" office:value-type="float" office:value="6432.48" calcext:value-type="float">
            <text:p>6432.48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10" calcext:value-type="float">
            <text:p>5710</text:p>
          </table:table-cell>
          <table:table-cell table:formula="of:=([.A17]-1820)/100" office:value-type="float" office:value="-13.2" calcext:value-type="float">
            <text:p>-13.2</text:p>
          </table:table-cell>
          <table:table-cell table:formula="of:=32*[.C17]^2-20" office:value-type="float" office:value="5555.68" calcext:value-type="float">
            <text:p>5555.68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739" calcext:value-type="float">
            <text:p>4739</text:p>
          </table:table-cell>
          <table:table-cell table:formula="of:=([.A18]-1820)/100" office:value-type="float" office:value="-12.2" calcext:value-type="float">
            <text:p>-12.2</text:p>
          </table:table-cell>
          <table:table-cell table:formula="of:=32*[.C18]^2-20" office:value-type="float" office:value="4742.88" calcext:value-type="float">
            <text:p>4742.88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13" calcext:value-type="float">
            <text:p>3813</text:p>
          </table:table-cell>
          <table:table-cell table:formula="of:=([.A19]-1820)/100" office:value-type="float" office:value="-11.2" calcext:value-type="float">
            <text:p>-11.2</text:p>
          </table:table-cell>
          <table:table-cell table:formula="of:=32*[.C19]^2-20" office:value-type="float" office:value="3994.08" calcext:value-type="float">
            <text:p>3994.08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56" calcext:value-type="float">
            <text:p>2956</text:p>
          </table:table-cell>
          <table:table-cell table:formula="of:=([.A20]-1820)/100" office:value-type="float" office:value="-10.2" calcext:value-type="float">
            <text:p>-10.2</text:p>
          </table:table-cell>
          <table:table-cell table:formula="of:=32*[.C20]^2-20" office:value-type="float" office:value="3309.28" calcext:value-type="float">
            <text:p>3309.28</text:p>
          </table:table-cell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00" calcext:value-type="float">
            <text:p>2200</text:p>
          </table:table-cell>
          <table:table-cell table:formula="of:=([.A21]-1820)/100" office:value-type="float" office:value="-9.2" calcext:value-type="float">
            <text:p>-9.2</text:p>
          </table:table-cell>
          <table:table-cell table:formula="of:=32*[.C21]^2-20" office:value-type="float" office:value="2688.48" calcext:value-type="float">
            <text:p>2688.48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74" calcext:value-type="float">
            <text:p>1574</text:p>
          </table:table-cell>
          <table:table-cell table:formula="of:=([.A22]-1820)/100" office:value-type="float" office:value="-8.2" calcext:value-type="float">
            <text:p>-8.2</text:p>
          </table:table-cell>
          <table:table-cell table:formula="of:=32*[.C22]^2-20" office:value-type="float" office:value="2131.68" calcext:value-type="float">
            <text:p>2131.68</text:p>
          </table:table-cell>
          <table:table-cell table:number-columns-repeated="102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89" calcext:value-type="float">
            <text:p>1089</text:p>
          </table:table-cell>
          <table:table-cell table:formula="of:=([.A23]-1820)/100" office:value-type="float" office:value="-7.2" calcext:value-type="float">
            <text:p>-7.2</text:p>
          </table:table-cell>
          <table:table-cell table:formula="of:=32*[.C23]^2-20" office:value-type="float" office:value="1638.88" calcext:value-type="float">
            <text:p>1638.88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36" calcext:value-type="float">
            <text:p>736</text:p>
          </table:table-cell>
          <table:table-cell table:formula="of:=([.A24]-1820)/100" office:value-type="float" office:value="-6.2" calcext:value-type="float">
            <text:p>-6.2</text:p>
          </table:table-cell>
          <table:table-cell table:formula="of:=32*[.C24]^2-20" office:value-type="float" office:value="1210.08" calcext:value-type="float">
            <text:p>1210.08</text:p>
          </table:table-cell>
          <table:table-cell table:number-columns-repeated="102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2" calcext:value-type="float">
            <text:p>492</text:p>
          </table:table-cell>
          <table:table-cell table:formula="of:=([.A25]-1820)/100" office:value-type="float" office:value="-5.2" calcext:value-type="float">
            <text:p>-5.2</text:p>
          </table:table-cell>
          <table:table-cell table:formula="of:=32*[.C25]^2-20" office:value-type="float" office:value="845.28" calcext:value-type="float">
            <text:p>845.28</text:p>
          </table:table-cell>
          <table:table-cell table:number-columns-repeated="102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2" calcext:value-type="float">
            <text:p>322</text:p>
          </table:table-cell>
          <table:table-cell table:formula="of:=([.A26]-1820)/100" office:value-type="float" office:value="-4.2" calcext:value-type="float">
            <text:p>-4.2</text:p>
          </table:table-cell>
          <table:table-cell table:formula="of:=32*[.C26]^2-20" office:value-type="float" office:value="544.48" calcext:value-type="float">
            <text:p>544.48</text:p>
          </table:table-cell>
          <table:table-cell table:number-columns-repeated="102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8" calcext:value-type="float">
            <text:p>198</text:p>
          </table:table-cell>
          <table:table-cell table:formula="of:=([.A27]-1820)/100" office:value-type="float" office:value="-3.2" calcext:value-type="float">
            <text:p>-3.2</text:p>
          </table:table-cell>
          <table:table-cell table:formula="of:=32*[.C27]^2-20" office:value-type="float" office:value="307.68" calcext:value-type="float">
            <text:p>307.68</text:p>
          </table:table-cell>
          <table:table-cell table:number-columns-repeated="102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" calcext:value-type="float">
            <text:p>120</text:p>
          </table:table-cell>
          <table:table-cell table:formula="of:=([.A28]-1820)/100" office:value-type="float" office:value="-2.2" calcext:value-type="float">
            <text:p>-2.2</text:p>
          </table:table-cell>
          <table:table-cell table:formula="of:=32*[.C28]^2-20" office:value-type="float" office:value="134.88" calcext:value-type="float">
            <text:p>134.88</text:p>
          </table:table-cell>
          <table:table-cell table:number-columns-repeated="102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23.8" calcext:value-type="float">
            <text:p>123.8</text:p>
          </table:table-cell>
          <table:table-cell table:formula="of:=([.A29]-1820)/100" office:value-type="float" office:value="-2" calcext:value-type="float">
            <text:p>-2</text:p>
          </table:table-cell>
          <table:table-cell table:formula="of:=32*[.C29]^2-20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4.9" calcext:value-type="float">
            <text:p>84.9</text:p>
          </table:table-cell>
          <table:table-cell table:formula="of:=([.A30]-1820)/100" office:value-type="float" office:value="-1.9" calcext:value-type="float">
            <text:p>-1.9</text:p>
          </table:table-cell>
          <table:table-cell table:formula="of:=32*[.C30]^2-20" office:value-type="float" office:value="95.52" calcext:value-type="float">
            <text:p>95.52</text:p>
          </table:table-cell>
          <table:table-cell table:number-columns-repeated="102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1.6" calcext:value-type="float">
            <text:p>61.6</text:p>
          </table:table-cell>
          <table:table-cell table:formula="of:=([.A31]-1820)/100" office:value-type="float" office:value="-1.8" calcext:value-type="float">
            <text:p>-1.8</text:p>
          </table:table-cell>
          <table:table-cell table:formula="of:=32*[.C31]^2-20" office:value-type="float" office:value="83.68" calcext:value-type="float">
            <text:p>83.68</text:p>
          </table:table-cell>
          <table:table-cell table:number-columns-repeated="102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8" calcext:value-type="float">
            <text:p>48</text:p>
          </table:table-cell>
          <table:table-cell table:formula="of:=([.A32]-1820)/100" office:value-type="float" office:value="-1.7" calcext:value-type="float">
            <text:p>-1.7</text:p>
          </table:table-cell>
          <table:table-cell table:formula="of:=32*[.C32]^2-20" office:value-type="float" office:value="72.48" calcext:value-type="float">
            <text:p>72.48</text:p>
          </table:table-cell>
          <table:table-cell table:number-columns-repeated="102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7.5" calcext:value-type="float">
            <text:p>37.5</text:p>
          </table:table-cell>
          <table:table-cell table:formula="of:=([.A33]-1820)/100" office:value-type="float" office:value="-1.6" calcext:value-type="float">
            <text:p>-1.6</text:p>
          </table:table-cell>
          <table:table-cell table:formula="of:=32*[.C33]^2-20" office:value-type="float" office:value="61.92" calcext:value-type="float">
            <text:p>61.92</text:p>
          </table:table-cell>
          <table:table-cell table:number-columns-repeated="1020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6" calcext:value-type="float">
            <text:p>26</text:p>
          </table:table-cell>
          <table:table-cell table:formula="of:=([.A34]-1820)/100" office:value-type="float" office:value="-1.5" calcext:value-type="float">
            <text:p>-1.5</text:p>
          </table:table-cell>
          <table:table-cell table:formula="of:=32*[.C34]^2-20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  <table:table-cell table:formula="of:=([.A35]-1820)/100" office:value-type="float" office:value="-1.4" calcext:value-type="float">
            <text:p>-1.4</text:p>
          </table:table-cell>
          <table:table-cell table:formula="of:=32*[.C35]^2-20" office:value-type="float" office:value="42.72" calcext:value-type="float">
            <text:p>42.72</text:p>
          </table:table-cell>
          <table:table-cell table:number-columns-repeated="102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" calcext:value-type="float">
            <text:p>10</text:p>
          </table:table-cell>
          <table:table-cell table:formula="of:=([.A36]-1820)/100" office:value-type="float" office:value="-1.3" calcext:value-type="float">
            <text:p>-1.3</text:p>
          </table:table-cell>
          <table:table-cell table:formula="of:=32*[.C36]^2-20" office:value-type="float" office:value="34.08" calcext:value-type="float">
            <text:p>34.08</text:p>
          </table:table-cell>
          <table:table-cell table:number-columns-repeated="102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.9" calcext:value-type="float">
            <text:p>8.9</text:p>
          </table:table-cell>
          <table:table-cell table:formula="of:=([.A37]-1820)/100" office:value-type="float" office:value="-1.2" calcext:value-type="float">
            <text:p>-1.2</text:p>
          </table:table-cell>
          <table:table-cell table:formula="of:=32*[.C37]^2-20" office:value-type="float" office:value="26.08" calcext:value-type="float">
            <text:p>26.08</text:p>
          </table:table-cell>
          <table:table-cell table:number-columns-repeated="102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9.8" calcext:value-type="float">
            <text:p>9.8</text:p>
          </table:table-cell>
          <table:table-cell table:formula="of:=([.A38]-1820)/100" office:value-type="float" office:value="-1.1" calcext:value-type="float">
            <text:p>-1.1</text:p>
          </table:table-cell>
          <table:table-cell table:formula="of:=32*[.C38]^2-20" office:value-type="float" office:value="18.72" calcext:value-type="float">
            <text:p>18.72</text:p>
          </table:table-cell>
          <table:table-cell table:number-columns-repeated="102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0.7" calcext:value-type="float">
            <text:p>10.7</text:p>
          </table:table-cell>
          <table:table-cell table:formula="of:=([.A39]-1820)/100" office:value-type="float" office:value="-1" calcext:value-type="float">
            <text:p>-1</text:p>
          </table:table-cell>
          <table:table-cell table:formula="of:=32*[.C39]^2-20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1.3" calcext:value-type="float">
            <text:p>11.3</text:p>
          </table:table-cell>
          <table:table-cell table:formula="of:=([.A40]-1820)/100" office:value-type="float" office:value="-0.9" calcext:value-type="float">
            <text:p>-0.9</text:p>
          </table:table-cell>
          <table:table-cell table:formula="of:=32*[.C40]^2-20" office:value-type="float" office:value="5.92" calcext:value-type="float">
            <text:p>5.92</text:p>
          </table:table-cell>
          <table:table-cell table:number-columns-repeated="102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2.1" calcext:value-type="float">
            <text:p>12.1</text:p>
          </table:table-cell>
          <table:table-cell table:formula="of:=([.A41]-1820)/100" office:value-type="float" office:value="-0.8" calcext:value-type="float">
            <text:p>-0.8</text:p>
          </table:table-cell>
          <table:table-cell table:formula="of:=32*[.C41]^2-20" office:value-type="float" office:value="0.480000000000004" calcext:value-type="float">
            <text:p>0.480000000000004</text:p>
          </table:table-cell>
          <table:table-cell table:number-columns-repeated="102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3.3" calcext:value-type="float">
            <text:p>13.3</text:p>
          </table:table-cell>
          <table:table-cell table:formula="of:=([.A42]-1820)/100" office:value-type="float" office:value="-0.7" calcext:value-type="float">
            <text:p>-0.7</text:p>
          </table:table-cell>
          <table:table-cell table:formula="of:=32*[.C42]^2-20" office:value-type="float" office:value="-4.32" calcext:value-type="float">
            <text:p>-4.32</text:p>
          </table:table-cell>
          <table:table-cell table:number-columns-repeated="102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4.9" calcext:value-type="float">
            <text:p>14.9</text:p>
          </table:table-cell>
          <table:table-cell table:formula="of:=([.A43]-1820)/100" office:value-type="float" office:value="-0.6" calcext:value-type="float">
            <text:p>-0.6</text:p>
          </table:table-cell>
          <table:table-cell table:formula="of:=32*[.C43]^2-20" office:value-type="float" office:value="-8.48" calcext:value-type="float">
            <text:p>-8.48</text:p>
          </table:table-cell>
          <table:table-cell table:number-columns-repeated="1020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6.2" calcext:value-type="float">
            <text:p>16.2</text:p>
          </table:table-cell>
          <table:table-cell table:formula="of:=([.A44]-1820)/100" office:value-type="float" office:value="-0.5" calcext:value-type="float">
            <text:p>-0.5</text:p>
          </table:table-cell>
          <table:table-cell table:formula="of:=32*[.C44]^2-20" office:value-type="float" office:value="-12" calcext:value-type="float">
            <text:p>-12</text:p>
          </table:table-cell>
          <table:table-cell table:number-columns-repeated="102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6.9" calcext:value-type="float">
            <text:p>16.9</text:p>
          </table:table-cell>
          <table:table-cell table:formula="of:=([.A45]-1820)/100" office:value-type="float" office:value="-0.4" calcext:value-type="float">
            <text:p>-0.4</text:p>
          </table:table-cell>
          <table:table-cell table:formula="of:=32*[.C45]^2-20" office:value-type="float" office:value="-14.88" calcext:value-type="float">
            <text:p>-14.88</text:p>
          </table:table-cell>
          <table:table-cell table:number-columns-repeated="102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.7" calcext:value-type="float">
            <text:p>16.7</text:p>
          </table:table-cell>
          <table:table-cell table:formula="of:=([.A46]-1820)/100" office:value-type="float" office:value="-0.3" calcext:value-type="float">
            <text:p>-0.3</text:p>
          </table:table-cell>
          <table:table-cell table:formula="of:=32*[.C46]^2-20" office:value-type="float" office:value="-17.12" calcext:value-type="float">
            <text:p>-17.12</text:p>
          </table:table-cell>
          <table:table-cell table:number-columns-repeated="102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.68" calcext:value-type="float">
            <text:p>13.68</text:p>
          </table:table-cell>
          <table:table-cell table:formula="of:=([.A47]-1820)/100" office:value-type="float" office:value="-0.2" calcext:value-type="float">
            <text:p>-0.2</text:p>
          </table:table-cell>
          <table:table-cell table:formula="of:=32*[.C47]^2-20" office:value-type="float" office:value="-18.72" calcext:value-type="float">
            <text:p>-18.72</text:p>
          </table:table-cell>
          <table:table-cell table:number-columns-repeated="1020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.49" calcext:value-type="float">
            <text:p>12.49</text:p>
          </table:table-cell>
          <table:table-cell table:formula="of:=([.A48]-1820)/100" office:value-type="float" office:value="-0.1" calcext:value-type="float">
            <text:p>-0.1</text:p>
          </table:table-cell>
          <table:table-cell table:formula="of:=32*[.C48]^2-20" office:value-type="float" office:value="-19.68" calcext:value-type="float">
            <text:p>-19.68</text:p>
          </table:table-cell>
          <table:table-cell table:number-columns-repeated="102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1.99" calcext:value-type="float">
            <text:p>11.99</text:p>
          </table:table-cell>
          <table:table-cell table:formula="of:=([.A49]-1820)/100" office:value-type="float" office:value="0" calcext:value-type="float">
            <text:p>0</text:p>
          </table:table-cell>
          <table:table-cell table:formula="of:=32*[.C49]^2-20" office:value-type="float" office:value="-20" calcext:value-type="float">
            <text:p>-20</text:p>
          </table:table-cell>
          <table:table-cell table:number-columns-repeated="102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.5" calcext:value-type="float">
            <text:p>7.5</text:p>
          </table:table-cell>
          <table:table-cell table:formula="of:=([.A50]-1820)/100" office:value-type="float" office:value="0.1" calcext:value-type="float">
            <text:p>0.1</text:p>
          </table:table-cell>
          <table:table-cell table:formula="of:=32*[.C50]^2-20" office:value-type="float" office:value="-19.68" calcext:value-type="float">
            <text:p>-19.68</text:p>
          </table:table-cell>
          <table:table-cell table:number-columns-repeated="102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.69" calcext:value-type="float">
            <text:p>5.69</text:p>
          </table:table-cell>
          <table:table-cell table:formula="of:=([.A51]-1820)/100" office:value-type="float" office:value="0.2" calcext:value-type="float">
            <text:p>0.2</text:p>
          </table:table-cell>
          <table:table-cell table:formula="of:=32*[.C51]^2-20" office:value-type="float" office:value="-18.72" calcext:value-type="float">
            <text:p>-18.72</text:p>
          </table:table-cell>
          <table:table-cell table:number-columns-repeated="102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.05" calcext:value-type="float">
            <text:p>7.05</text:p>
          </table:table-cell>
          <table:table-cell table:formula="of:=([.A52]-1820)/100" office:value-type="float" office:value="0.3" calcext:value-type="float">
            <text:p>0.3</text:p>
          </table:table-cell>
          <table:table-cell table:formula="of:=32*[.C52]^2-20" office:value-type="float" office:value="-17.12" calcext:value-type="float">
            <text:p>-17.12</text:p>
          </table:table-cell>
          <table:table-cell table:number-columns-repeated="102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.881" calcext:value-type="float">
            <text:p>7.881</text:p>
          </table:table-cell>
          <table:table-cell table:formula="of:=([.A53]-1820)/100" office:value-type="float" office:value="0.4" calcext:value-type="float">
            <text:p>0.4</text:p>
          </table:table-cell>
          <table:table-cell table:formula="of:=32*[.C53]^2-20" office:value-type="float" office:value="-14.88" calcext:value-type="float">
            <text:p>-14.88</text:p>
          </table:table-cell>
          <table:table-cell table:number-columns-repeated="102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.147" calcext:value-type="float">
            <text:p>1.147</text:p>
          </table:table-cell>
          <table:table-cell table:formula="of:=([.A54]-1820)/100" office:value-type="float" office:value="0.5" calcext:value-type="float">
            <text:p>0.5</text:p>
          </table:table-cell>
          <table:table-cell table:formula="of:=32*[.C54]^2-20" office:value-type="float" office:value="-12" calcext:value-type="float">
            <text:p>-12</text:p>
          </table:table-cell>
          <table:table-cell table:number-columns-repeated="102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5.261" calcext:value-type="float">
            <text:p>-5.261</text:p>
          </table:table-cell>
          <table:table-cell table:formula="of:=([.A55]-1820)/100" office:value-type="float" office:value="0.6" calcext:value-type="float">
            <text:p>0.6</text:p>
          </table:table-cell>
          <table:table-cell table:formula="of:=32*[.C55]^2-20" office:value-type="float" office:value="-8.48" calcext:value-type="float">
            <text:p>-8.48</text:p>
          </table:table-cell>
          <table:table-cell table:number-columns-repeated="102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5.913" calcext:value-type="float">
            <text:p>-5.913</text:p>
          </table:table-cell>
          <table:table-cell table:formula="of:=([.A56]-1820)/100" office:value-type="float" office:value="0.7" calcext:value-type="float">
            <text:p>0.7</text:p>
          </table:table-cell>
          <table:table-cell table:formula="of:=32*[.C56]^2-20" office:value-type="float" office:value="-4.32" calcext:value-type="float">
            <text:p>-4.32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724" calcext:value-type="float">
            <text:p>-2.724</text:p>
          </table:table-cell>
          <table:table-cell table:formula="of:=([.A57]-1820)/100" office:value-type="float" office:value="0.8" calcext:value-type="float">
            <text:p>0.8</text:p>
          </table:table-cell>
          <table:table-cell table:formula="of:=32*[.C57]^2-20" office:value-type="float" office:value="0.480000000000004" calcext:value-type="float">
            <text:p>0.480000000000004</text:p>
          </table:table-cell>
          <table:table-cell table:number-columns-repeated="102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0.532" calcext:value-type="float">
            <text:p>10.532</text:p>
          </table:table-cell>
          <table:table-cell table:formula="of:=([.A58]-1820)/100" office:value-type="float" office:value="0.9" calcext:value-type="float">
            <text:p>0.9</text:p>
          </table:table-cell>
          <table:table-cell table:formula="of:=32*[.C58]^2-20" office:value-type="float" office:value="5.92" calcext:value-type="float">
            <text:p>5.92</text:p>
          </table:table-cell>
          <table:table-cell table:number-columns-repeated="102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1.633" calcext:value-type="float">
            <text:p>21.633</text:p>
          </table:table-cell>
          <table:table-cell table:formula="of:=([.A59]-1820)/100" office:value-type="float" office:value="1" calcext:value-type="float">
            <text:p>1</text:p>
          </table:table-cell>
          <table:table-cell table:formula="of:=32*[.C59]^2-20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3.954" calcext:value-type="float">
            <text:p>23.954</text:p>
          </table:table-cell>
          <table:table-cell table:formula="of:=([.A60]-1820)/100" office:value-type="float" office:value="1.1" calcext:value-type="float">
            <text:p>1.1</text:p>
          </table:table-cell>
          <table:table-cell table:formula="of:=32*[.C60]^2-20" office:value-type="float" office:value="18.72" calcext:value-type="float">
            <text:p>18.72</text:p>
          </table:table-cell>
          <table:table-cell table:number-columns-repeated="102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4.609" calcext:value-type="float">
            <text:p>24.609</text:p>
          </table:table-cell>
          <table:table-cell table:formula="of:=([.A61]-1820)/100" office:value-type="float" office:value="1.2" calcext:value-type="float">
            <text:p>1.2</text:p>
          </table:table-cell>
          <table:table-cell table:formula="of:=32*[.C61]^2-20" office:value-type="float" office:value="26.08" calcext:value-type="float">
            <text:p>26.08</text:p>
          </table:table-cell>
          <table:table-cell table:number-columns-repeated="102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9.088" calcext:value-type="float">
            <text:p>29.088</text:p>
          </table:table-cell>
          <table:table-cell table:formula="of:=([.A62]-1820)/100" office:value-type="float" office:value="1.3" calcext:value-type="float">
            <text:p>1.3</text:p>
          </table:table-cell>
          <table:table-cell table:formula="of:=32*[.C62]^2-20" office:value-type="float" office:value="34.08" calcext:value-type="float">
            <text:p>34.08</text:p>
          </table:table-cell>
          <table:table-cell table:number-columns-repeated="1020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7" office:value-type="float" office:value="33.15037" calcext:value-type="float">
            <text:p>33.15037</text:p>
          </table:table-cell>
          <table:table-cell table:formula="of:=([.A63]-1820)/100" office:value-type="float" office:value="1.4" calcext:value-type="float">
            <text:p>1.4</text:p>
          </table:table-cell>
          <table:table-cell table:formula="of:=32*[.C63]^2-20" office:value-type="float" office:value="42.72" calcext:value-type="float">
            <text:p>42.72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8" office:value-type="float" office:value="40.180307" calcext:value-type="float">
            <text:p>40.180307</text:p>
          </table:table-cell>
          <table:table-cell table:formula="of:=([.A64]-1820)/100" office:value-type="float" office:value="1.5" calcext:value-type="float">
            <text:p>1.5</text:p>
          </table:table-cell>
          <table:table-cell table:formula="of:=32*[.C64]^2-20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8" office:value-type="float" office:value="41.169995" calcext:value-type="float">
            <text:p>41.169995</text:p>
          </table:table-cell>
          <table:table-cell table:formula="of:=([.A65]-1820)/100" office:value-type="float" office:value="1.51" calcext:value-type="float">
            <text:p>1.51</text:p>
          </table:table-cell>
          <table:table-cell table:formula="of:=32*[.C65]^2-20" office:value-type="float" office:value="52.9632" calcext:value-type="float">
            <text:p>52.9632</text:p>
          </table:table-cell>
          <table:table-cell table:number-columns-repeated="1020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9" office:value-type="float" office:value="42.2271129" calcext:value-type="float">
            <text:p>42.2271129</text:p>
          </table:table-cell>
          <table:table-cell table:formula="of:=([.A66]-1820)/100" office:value-type="float" office:value="1.52" calcext:value-type="float">
            <text:p>1.52</text:p>
          </table:table-cell>
          <table:table-cell table:formula="of:=32*[.C66]^2-20" office:value-type="float" office:value="53.9328" calcext:value-type="float">
            <text:p>53.9328</text:p>
          </table:table-cell>
          <table:table-cell table:number-columns-repeated="1020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9" office:value-type="float" office:value="43.372957" calcext:value-type="float">
            <text:p>43.3729570</text:p>
          </table:table-cell>
          <table:table-cell table:formula="of:=([.A67]-1820)/100" office:value-type="float" office:value="1.53" calcext:value-type="float">
            <text:p>1.53</text:p>
          </table:table-cell>
          <table:table-cell table:formula="of:=32*[.C67]^2-20" office:value-type="float" office:value="54.9088" calcext:value-type="float">
            <text:p>54.9088</text:p>
          </table:table-cell>
          <table:table-cell table:number-columns-repeated="1020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9" office:value-type="float" office:value="44.4840562" calcext:value-type="float">
            <text:p>44.4840562</text:p>
          </table:table-cell>
          <table:table-cell table:formula="of:=([.A68]-1820)/100" office:value-type="float" office:value="1.54" calcext:value-type="float">
            <text:p>1.54</text:p>
          </table:table-cell>
          <table:table-cell table:formula="of:=32*[.C68]^2-20" office:value-type="float" office:value="55.8912" calcext:value-type="float">
            <text:p>55.8912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9" office:value-type="float" office:value="45.476138" calcext:value-type="float">
            <text:p>45.4761380</text:p>
          </table:table-cell>
          <table:table-cell table:formula="of:=([.A69]-1820)/100" office:value-type="float" office:value="1.55" calcext:value-type="float">
            <text:p>1.55</text:p>
          </table:table-cell>
          <table:table-cell table:formula="of:=32*[.C69]^2-20" office:value-type="float" office:value="56.88" calcext:value-type="float">
            <text:p>56.88</text:p>
          </table:table-cell>
          <table:table-cell table:number-columns-repeated="1020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9" office:value-type="float" office:value="46.4567207" calcext:value-type="float">
            <text:p>46.4567207</text:p>
          </table:table-cell>
          <table:table-cell table:formula="of:=([.A70]-1820)/100" office:value-type="float" office:value="1.56" calcext:value-type="float">
            <text:p>1.56</text:p>
          </table:table-cell>
          <table:table-cell table:formula="of:=32*[.C70]^2-20" office:value-type="float" office:value="57.8752" calcext:value-type="float">
            <text:p>57.8752</text:p>
          </table:table-cell>
          <table:table-cell table:number-columns-repeated="1020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9" office:value-type="float" office:value="47.5213815" calcext:value-type="float">
            <text:p>47.5213815</text:p>
          </table:table-cell>
          <table:table-cell table:formula="of:=([.A71]-1820)/100" office:value-type="float" office:value="1.57" calcext:value-type="float">
            <text:p>1.57</text:p>
          </table:table-cell>
          <table:table-cell table:formula="of:=32*[.C71]^2-20" office:value-type="float" office:value="58.8768" calcext:value-type="float">
            <text:p>58.8768</text:p>
          </table:table-cell>
          <table:table-cell table:number-columns-repeated="1020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9" office:value-type="float" office:value="48.5344163" calcext:value-type="float">
            <text:p>48.5344163</text:p>
          </table:table-cell>
          <table:table-cell table:formula="of:=([.A72]-1820)/100" office:value-type="float" office:value="1.58" calcext:value-type="float">
            <text:p>1.58</text:p>
          </table:table-cell>
          <table:table-cell table:formula="of:=32*[.C72]^2-20" office:value-type="float" office:value="59.8848" calcext:value-type="float">
            <text:p>59.8848</text:p>
          </table:table-cell>
          <table:table-cell table:number-columns-repeated="1020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9" office:value-type="float" office:value="49.5861495" calcext:value-type="float">
            <text:p>49.5861495</text:p>
          </table:table-cell>
          <table:table-cell table:formula="of:=([.A73]-1820)/100" office:value-type="float" office:value="1.59" calcext:value-type="float">
            <text:p>1.59</text:p>
          </table:table-cell>
          <table:table-cell table:formula="of:=32*[.C73]^2-20" office:value-type="float" office:value="60.8992" calcext:value-type="float">
            <text:p>60.8992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9" office:value-type="float" office:value="50.5387068" calcext:value-type="float">
            <text:p>50.5387068</text:p>
          </table:table-cell>
          <table:table-cell table:formula="of:=([.A74]-1820)/100" office:value-type="float" office:value="1.6" calcext:value-type="float">
            <text:p>1.6</text:p>
          </table:table-cell>
          <table:table-cell table:formula="of:=32*[.C74]^2-20" office:value-type="float" office:value="61.92" calcext:value-type="float">
            <text:p>61.92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9" office:value-type="float" office:value="51.3807849" calcext:value-type="float">
            <text:p>51.3807849</text:p>
          </table:table-cell>
          <table:table-cell table:formula="of:=([.A75]-1820)/100" office:value-type="float" office:value="1.61" calcext:value-type="float">
            <text:p>1.61</text:p>
          </table:table-cell>
          <table:table-cell table:formula="of:=32*[.C75]^2-20" office:value-type="float" office:value="62.9472" calcext:value-type="float">
            <text:p>62.9472</text:p>
          </table:table-cell>
          <table:table-cell table:number-columns-repeated="1020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9" office:value-type="float" office:value="52.1667826" calcext:value-type="float">
            <text:p>52.1667826</text:p>
          </table:table-cell>
          <table:table-cell table:formula="of:=([.A76]-1820)/100" office:value-type="float" office:value="1.62" calcext:value-type="float">
            <text:p>1.62</text:p>
          </table:table-cell>
          <table:table-cell table:formula="of:=32*[.C76]^2-20" office:value-type="float" office:value="63.9808" calcext:value-type="float">
            <text:p>63.9808</text:p>
          </table:table-cell>
          <table:table-cell table:number-columns-repeated="1020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9" office:value-type="float" office:value="52.9564838" calcext:value-type="float">
            <text:p>52.9564838</text:p>
          </table:table-cell>
          <table:table-cell table:formula="of:=([.A77]-1820)/100" office:value-type="float" office:value="1.63" calcext:value-type="float">
            <text:p>1.63</text:p>
          </table:table-cell>
          <table:table-cell table:formula="of:=32*[.C77]^2-20" office:value-type="float" office:value="65.0208" calcext:value-type="float">
            <text:p>65.0208</text:p>
          </table:table-cell>
          <table:table-cell table:number-columns-repeated="1020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9" office:value-type="float" office:value="53.7882418" calcext:value-type="float">
            <text:p>53.7882418</text:p>
          </table:table-cell>
          <table:table-cell table:formula="of:=([.A78]-1820)/100" office:value-type="float" office:value="1.64" calcext:value-type="float">
            <text:p>1.64</text:p>
          </table:table-cell>
          <table:table-cell table:formula="of:=32*[.C78]^2-20" office:value-type="float" office:value="66.0672" calcext:value-type="float">
            <text:p>66.0672</text:p>
          </table:table-cell>
          <table:table-cell table:number-columns-repeated="1020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9" office:value-type="float" office:value="54.3427024" calcext:value-type="float">
            <text:p>54.3427024</text:p>
          </table:table-cell>
          <table:table-cell table:formula="of:=([.A79]-1820)/100" office:value-type="float" office:value="1.65" calcext:value-type="float">
            <text:p>1.65</text:p>
          </table:table-cell>
          <table:table-cell table:formula="of:=32*[.C79]^2-20" office:value-type="float" office:value="67.12" calcext:value-type="float">
            <text:p>67.12</text:p>
          </table:table-cell>
          <table:table-cell table:number-columns-repeated="102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9" office:value-type="float" office:value="54.8712512" calcext:value-type="float">
            <text:p>54.8712512</text:p>
          </table:table-cell>
          <table:table-cell table:formula="of:=([.A80]-1820)/100" office:value-type="float" office:value="1.66" calcext:value-type="float">
            <text:p>1.66</text:p>
          </table:table-cell>
          <table:table-cell table:formula="of:=32*[.C80]^2-20" office:value-type="float" office:value="68.1792" calcext:value-type="float">
            <text:p>68.1792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9" office:value-type="float" office:value="55.3222105" calcext:value-type="float">
            <text:p>55.3222105</text:p>
          </table:table-cell>
          <table:table-cell table:formula="of:=([.A81]-1820)/100" office:value-type="float" office:value="1.67" calcext:value-type="float">
            <text:p>1.67</text:p>
          </table:table-cell>
          <table:table-cell table:formula="of:=32*[.C81]^2-20" office:value-type="float" office:value="69.2448" calcext:value-type="float">
            <text:p>69.2448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9" office:value-type="float" office:value="55.8196609" calcext:value-type="float">
            <text:p>55.8196609</text:p>
          </table:table-cell>
          <table:table-cell table:formula="of:=([.A82]-1820)/100" office:value-type="float" office:value="1.68" calcext:value-type="float">
            <text:p>1.68</text:p>
          </table:table-cell>
          <table:table-cell table:formula="of:=32*[.C82]^2-20" office:value-type="float" office:value="70.3168" calcext:value-type="float">
            <text:p>70.3168</text:p>
          </table:table-cell>
          <table:table-cell table:number-columns-repeated="1020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9" office:value-type="float" office:value="56.3000349" calcext:value-type="float">
            <text:p>56.3000349</text:p>
          </table:table-cell>
          <table:table-cell table:formula="of:=([.A83]-1820)/100" office:value-type="float" office:value="1.69" calcext:value-type="float">
            <text:p>1.69</text:p>
          </table:table-cell>
          <table:table-cell table:formula="of:=32*[.C83]^2-20" office:value-type="float" office:value="71.3952" calcext:value-type="float">
            <text:p>71.3952</text:p>
          </table:table-cell>
          <table:table-cell table:number-columns-repeated="1020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9" office:value-type="float" office:value="56.8552701" calcext:value-type="float">
            <text:p>56.8552701</text:p>
          </table:table-cell>
          <table:table-cell table:formula="of:=([.A84]-1820)/100" office:value-type="float" office:value="1.7" calcext:value-type="float">
            <text:p>1.7</text:p>
          </table:table-cell>
          <table:table-cell table:formula="of:=32*[.C84]^2-20" office:value-type="float" office:value="72.48" calcext:value-type="float">
            <text:p>72.48</text:p>
          </table:table-cell>
          <table:table-cell table:number-columns-repeated="1020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9" office:value-type="float" office:value="57.5653127" calcext:value-type="float">
            <text:p>57.5653127</text:p>
          </table:table-cell>
          <table:table-cell table:formula="of:=([.A85]-1820)/100" office:value-type="float" office:value="1.71" calcext:value-type="float">
            <text:p>1.71</text:p>
          </table:table-cell>
          <table:table-cell table:formula="of:=32*[.C85]^2-20" office:value-type="float" office:value="73.5712" calcext:value-type="float">
            <text:p>73.5712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9" office:value-type="float" office:value="58.3091659" calcext:value-type="float">
            <text:p>58.3091659</text:p>
          </table:table-cell>
          <table:table-cell table:formula="of:=([.A86]-1820)/100" office:value-type="float" office:value="1.72" calcext:value-type="float">
            <text:p>1.72</text:p>
          </table:table-cell>
          <table:table-cell table:formula="of:=32*[.C86]^2-20" office:value-type="float" office:value="74.6688" calcext:value-type="float">
            <text:p>74.6688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9" office:value-type="float" office:value="59.1218414" calcext:value-type="float">
            <text:p>59.1218414</text:p>
          </table:table-cell>
          <table:table-cell table:formula="of:=([.A87]-1820)/100" office:value-type="float" office:value="1.73" calcext:value-type="float">
            <text:p>1.73</text:p>
          </table:table-cell>
          <table:table-cell table:formula="of:=32*[.C87]^2-20" office:value-type="float" office:value="75.7728" calcext:value-type="float">
            <text:p>75.7728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9" office:value-type="float" office:value="59.9844537" calcext:value-type="float">
            <text:p>59.9844537</text:p>
          </table:table-cell>
          <table:table-cell table:formula="of:=([.A88]-1820)/100" office:value-type="float" office:value="1.74" calcext:value-type="float">
            <text:p>1.74</text:p>
          </table:table-cell>
          <table:table-cell table:formula="of:=32*[.C88]^2-20" office:value-type="float" office:value="76.8832" calcext:value-type="float">
            <text:p>76.8832</text:p>
          </table:table-cell>
          <table:table-cell table:number-columns-repeated="1020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9" office:value-type="float" office:value="60.7853482" calcext:value-type="float">
            <text:p>60.7853482</text:p>
          </table:table-cell>
          <table:table-cell table:formula="of:=([.A89]-1820)/100" office:value-type="float" office:value="1.75" calcext:value-type="float">
            <text:p>1.75</text:p>
          </table:table-cell>
          <table:table-cell table:formula="of:=32*[.C89]^2-20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9" office:value-type="float" office:value="61.6286593" calcext:value-type="float">
            <text:p>61.6286593</text:p>
          </table:table-cell>
          <table:table-cell table:formula="of:=([.A90]-1820)/100" office:value-type="float" office:value="1.76" calcext:value-type="float">
            <text:p>1.76</text:p>
          </table:table-cell>
          <table:table-cell table:formula="of:=32*[.C90]^2-20" office:value-type="float" office:value="79.1232" calcext:value-type="float">
            <text:p>79.1232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9" office:value-type="float" office:value="62.2950486" calcext:value-type="float">
            <text:p>62.2950486</text:p>
          </table:table-cell>
          <table:table-cell table:formula="of:=([.A91]-1820)/100" office:value-type="float" office:value="1.77" calcext:value-type="float">
            <text:p>1.77</text:p>
          </table:table-cell>
          <table:table-cell table:formula="of:=32*[.C91]^2-20" office:value-type="float" office:value="80.2528" calcext:value-type="float">
            <text:p>80.2528</text:p>
          </table:table-cell>
          <table:table-cell table:number-columns-repeated="102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9" office:value-type="float" office:value="62.9658689" calcext:value-type="float">
            <text:p>62.9658689</text:p>
          </table:table-cell>
          <table:table-cell table:formula="of:=([.A92]-1820)/100" office:value-type="float" office:value="1.78" calcext:value-type="float">
            <text:p>1.78</text:p>
          </table:table-cell>
          <table:table-cell table:formula="of:=32*[.C92]^2-20" office:value-type="float" office:value="81.3888" calcext:value-type="float">
            <text:p>81.3888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9" office:value-type="float" office:value="63.4673369" calcext:value-type="float">
            <text:p>63.4673369</text:p>
          </table:table-cell>
          <table:table-cell table:formula="of:=([.A93]-1820)/100" office:value-type="float" office:value="1.79" calcext:value-type="float">
            <text:p>1.79</text:p>
          </table:table-cell>
          <table:table-cell table:formula="of:=32*[.C93]^2-20" office:value-type="float" office:value="82.5312" calcext:value-type="float">
            <text:p>82.5312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63.8285221" calcext:value-type="float">
            <text:p>63.8285221</text:p>
          </table:table-cell>
          <table:table-cell table:formula="of:=([.A94]-1820)/100" office:value-type="float" office:value="1.8" calcext:value-type="float">
            <text:p>1.8</text:p>
          </table:table-cell>
          <table:table-cell table:formula="of:=32*[.C94]^2-20" office:value-type="float" office:value="83.68" calcext:value-type="float">
            <text:p>83.68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9" office:value-type="float" office:value="64.0907881" calcext:value-type="float">
            <text:p>64.0907881</text:p>
          </table:table-cell>
          <table:table-cell table:formula="of:=([.A95]-1820)/100" office:value-type="float" office:value="1.81" calcext:value-type="float">
            <text:p>1.81</text:p>
          </table:table-cell>
          <table:table-cell table:formula="of:=32*[.C95]^2-20" office:value-type="float" office:value="84.8352" calcext:value-type="float">
            <text:p>84.835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9" office:value-type="float" office:value="64.2998037" calcext:value-type="float">
            <text:p>64.2998037</text:p>
          </table:table-cell>
          <table:table-cell table:formula="of:=([.A96]-1820)/100" office:value-type="float" office:value="1.82" calcext:value-type="float">
            <text:p>1.82</text:p>
          </table:table-cell>
          <table:table-cell table:formula="of:=32*[.C96]^2-20" office:value-type="float" office:value="85.9968" calcext:value-type="float">
            <text:p>85.9968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9" office:value-type="float" office:value="64.4734276" calcext:value-type="float">
            <text:p>64.4734276</text:p>
          </table:table-cell>
          <table:table-cell table:formula="of:=([.A97]-1820)/100" office:value-type="float" office:value="1.83" calcext:value-type="float">
            <text:p>1.83</text:p>
          </table:table-cell>
          <table:table-cell table:formula="of:=32*[.C97]^2-20" office:value-type="float" office:value="87.1648" calcext:value-type="float">
            <text:p>87.1648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9" office:value-type="float" office:value="64.5736111" calcext:value-type="float">
            <text:p>64.5736111</text:p>
          </table:table-cell>
          <table:table-cell table:formula="of:=([.A98]-1820)/100" office:value-type="float" office:value="1.84" calcext:value-type="float">
            <text:p>1.84</text:p>
          </table:table-cell>
          <table:table-cell table:formula="of:=32*[.C98]^2-20" office:value-type="float" office:value="88.3392" calcext:value-type="float">
            <text:p>88.3392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9" office:value-type="float" office:value="64.6876311" calcext:value-type="float">
            <text:p>64.6876311</text:p>
          </table:table-cell>
          <table:table-cell table:formula="of:=([.A99]-1820)/100" office:value-type="float" office:value="1.85" calcext:value-type="float">
            <text:p>1.85</text:p>
          </table:table-cell>
          <table:table-cell table:formula="of:=32*[.C99]^2-20" office:value-type="float" office:value="89.52" calcext:value-type="float">
            <text:p>89.52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9" office:value-type="float" office:value="64.8451826" calcext:value-type="float">
            <text:p>64.8451826</text:p>
          </table:table-cell>
          <table:table-cell table:formula="of:=([.A100]-1820)/100" office:value-type="float" office:value="1.86" calcext:value-type="float">
            <text:p>1.86</text:p>
          </table:table-cell>
          <table:table-cell table:formula="of:=32*[.C100]^2-20" office:value-type="float" office:value="90.7072" calcext:value-type="float">
            <text:p>90.7072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9" office:value-type="float" office:value="65.1464034" calcext:value-type="float">
            <text:p>65.1464034</text:p>
          </table:table-cell>
          <table:table-cell table:formula="of:=([.A101]-1820)/100" office:value-type="float" office:value="1.87" calcext:value-type="float">
            <text:p>1.87</text:p>
          </table:table-cell>
          <table:table-cell table:formula="of:=32*[.C101]^2-20" office:value-type="float" office:value="91.9008" calcext:value-type="float">
            <text:p>91.9008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9" office:value-type="float" office:value="65.4573487" calcext:value-type="float">
            <text:p>65.4573487</text:p>
          </table:table-cell>
          <table:table-cell table:formula="of:=([.A102]-1820)/100" office:value-type="float" office:value="1.88" calcext:value-type="float">
            <text:p>1.88</text:p>
          </table:table-cell>
          <table:table-cell table:formula="of:=32*[.C102]^2-20" office:value-type="float" office:value="93.1008" calcext:value-type="float">
            <text:p>93.1008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9" office:value-type="float" office:value="65.7768362" calcext:value-type="float">
            <text:p>65.7768362</text:p>
          </table:table-cell>
          <table:table-cell table:formula="of:=([.A103]-1820)/100" office:value-type="float" office:value="1.89" calcext:value-type="float">
            <text:p>1.89</text:p>
          </table:table-cell>
          <table:table-cell table:formula="of:=32*[.C103]^2-20" office:value-type="float" office:value="94.3072" calcext:value-type="float">
            <text:p>94.3072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9" office:value-type="float" office:value="66.0699217" calcext:value-type="float">
            <text:p>66.0699217</text:p>
          </table:table-cell>
          <table:table-cell table:formula="of:=([.A104]-1820)/100" office:value-type="float" office:value="1.9" calcext:value-type="float">
            <text:p>1.9</text:p>
          </table:table-cell>
          <table:table-cell table:formula="of:=32*[.C104]^2-20" office:value-type="float" office:value="95.52" calcext:value-type="float">
            <text:p>95.52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9" office:value-type="float" office:value="66.3245568" calcext:value-type="float">
            <text:p>66.3245568</text:p>
          </table:table-cell>
          <table:table-cell table:formula="of:=([.A105]-1820)/100" office:value-type="float" office:value="1.91" calcext:value-type="float">
            <text:p>1.91</text:p>
          </table:table-cell>
          <table:table-cell table:formula="of:=32*[.C105]^2-20" office:value-type="float" office:value="96.7392" calcext:value-type="float">
            <text:p>96.7392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9" office:value-type="float" office:value="66.6030198" calcext:value-type="float">
            <text:p>66.6030198</text:p>
          </table:table-cell>
          <table:table-cell table:formula="of:=([.A106]-1820)/100" office:value-type="float" office:value="1.92" calcext:value-type="float">
            <text:p>1.92</text:p>
          </table:table-cell>
          <table:table-cell table:formula="of:=32*[.C106]^2-20" office:value-type="float" office:value="97.9648" calcext:value-type="float">
            <text:p>97.9648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9" office:value-type="float" office:value="66.9069091" calcext:value-type="float">
            <text:p>66.9069091</text:p>
          </table:table-cell>
          <table:table-cell table:formula="of:=([.A107]-1820)/100" office:value-type="float" office:value="1.93" calcext:value-type="float">
            <text:p>1.93</text:p>
          </table:table-cell>
          <table:table-cell table:formula="of:=32*[.C107]^2-20" office:value-type="float" office:value="99.1968" calcext:value-type="float">
            <text:p>99.1968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float" office:value="67.2810383" calcext:value-type="float">
            <text:p>67.2810383</text:p>
          </table:table-cell>
          <table:table-cell table:formula="of:=([.A108]-1820)/100" office:value-type="float" office:value="1.94" calcext:value-type="float">
            <text:p>1.94</text:p>
          </table:table-cell>
          <table:table-cell table:formula="of:=32*[.C108]^2-20" office:value-type="float" office:value="100.4352" calcext:value-type="float">
            <text:p>100.435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9" office:value-type="float" office:value="67.6439167" calcext:value-type="float">
            <text:p>67.6439167</text:p>
          </table:table-cell>
          <table:table-cell table:formula="of:=([.A109]-1820)/100" office:value-type="float" office:value="1.95" calcext:value-type="float">
            <text:p>1.95</text:p>
          </table:table-cell>
          <table:table-cell table:formula="of:=32*[.C109]^2-20" office:value-type="float" office:value="101.68" calcext:value-type="float">
            <text:p>101.68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68.1024205" calcext:value-type="float">
            <text:p>68.1024205</text:p>
          </table:table-cell>
          <table:table-cell table:formula="of:=([.A110]-1820)/100" office:value-type="float" office:value="1.96" calcext:value-type="float">
            <text:p>1.96</text:p>
          </table:table-cell>
          <table:table-cell table:formula="of:=32*[.C110]^2-20" office:value-type="float" office:value="102.9312" calcext:value-type="float">
            <text:p>102.9312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9" office:value-type="float" office:value="68.5927179" calcext:value-type="float">
            <text:p>68.5927179</text:p>
          </table:table-cell>
          <table:table-cell table:formula="of:=([.A111]-1820)/100" office:value-type="float" office:value="1.97" calcext:value-type="float">
            <text:p>1.97</text:p>
          </table:table-cell>
          <table:table-cell table:formula="of:=32*[.C111]^2-20" office:value-type="float" office:value="104.1888" calcext:value-type="float">
            <text:p>104.1888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9" office:value-type="float" office:value="68.9676423" calcext:value-type="float">
            <text:p>68.9676423</text:p>
          </table:table-cell>
          <table:table-cell table:formula="of:=([.A112]-1820)/100" office:value-type="float" office:value="1.98" calcext:value-type="float">
            <text:p>1.98</text:p>
          </table:table-cell>
          <table:table-cell table:formula="of:=32*[.C112]^2-20" office:value-type="float" office:value="105.4528" calcext:value-type="float">
            <text:p>105.4528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9" office:value-type="float" office:value="69.2201632" calcext:value-type="float">
            <text:p>69.2201632</text:p>
          </table:table-cell>
          <table:table-cell table:formula="of:=([.A113]-1820)/100" office:value-type="float" office:value="1.99" calcext:value-type="float">
            <text:p>1.99</text:p>
          </table:table-cell>
          <table:table-cell table:formula="of:=32*[.C113]^2-20" office:value-type="float" office:value="106.7232" calcext:value-type="float">
            <text:p>106.7232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9" office:value-type="float" office:value="69.3611547" calcext:value-type="float">
            <text:p>69.3611547</text:p>
          </table:table-cell>
          <table:table-cell table:formula="of:=([.A114]-1820)/100" office:value-type="float" office:value="2" calcext:value-type="float">
            <text:p>2</text:p>
          </table:table-cell>
          <table:table-cell table:formula="of:=32*[.C114]^2-20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9" office:value-type="float" office:value="69.4537608" calcext:value-type="float">
            <text:p>69.4537608</text:p>
          </table:table-cell>
          <table:table-cell table:formula="of:=([.A115]-1820)/100" office:value-type="float" office:value="2.01" calcext:value-type="float">
            <text:p>2.01</text:p>
          </table:table-cell>
          <table:table-cell table:formula="of:=32*[.C115]^2-20" office:value-type="float" office:value="109.2832" calcext:value-type="float">
            <text:p>109.2832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9.546826" calcext:value-type="float">
            <text:p>69.546826</text:p>
          </table:table-cell>
          <table:table-cell table:formula="of:=([.A116]-1820)/100" office:value-type="float" office:value="2.02" calcext:value-type="float">
            <text:p>2.02</text:p>
          </table:table-cell>
          <table:table-cell table:formula="of:=32*[.C116]^2-20" office:value-type="float" office:value="110.5728" calcext:value-type="float">
            <text:p>110.5728</text:p>
          </table:table-cell>
          <table:table-cell table:number-columns-repeated="102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9.625242" calcext:value-type="float">
            <text:p>69.625242</text:p>
          </table:table-cell>
          <table:table-cell table:formula="of:=([.A117]-1820)/100" office:value-type="float" office:value="2.03" calcext:value-type="float">
            <text:p>2.03</text:p>
          </table:table-cell>
          <table:table-cell table:formula="of:=32*[.C117]^2-20" office:value-type="float" office:value="111.8688" calcext:value-type="float">
            <text:p>111.8688</text:p>
          </table:table-cell>
          <table:table-cell table:number-columns-repeated="1020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9.70535" calcext:value-type="float">
            <text:p>69.70535</text:p>
          </table:table-cell>
          <table:table-cell table:formula="of:=([.A118]-1820)/100" office:value-type="float" office:value="2.04" calcext:value-type="float">
            <text:p>2.04</text:p>
          </table:table-cell>
          <table:table-cell table:formula="of:=32*[.C118]^2-20" office:value-type="float" office:value="113.1712" calcext:value-type="float">
            <text:p>113.1712</text:p>
          </table:table-cell>
          <table:table-cell table:number-columns-repeated="1020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9.79392" calcext:value-type="float">
            <text:p>69.79392</text:p>
          </table:table-cell>
          <table:table-cell table:formula="of:=([.A119]-1820)/100" office:value-type="float" office:value="2.05" calcext:value-type="float">
            <text:p>2.05</text:p>
          </table:table-cell>
          <table:table-cell table:formula="of:=32*[.C119]^2-20" office:value-type="float" office:value="114.48" calcext:value-type="float">
            <text:p>114.48</text:p>
          </table:table-cell>
          <table:table-cell table:number-columns-repeated="1020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9.89026" calcext:value-type="float">
            <text:p>69.89026</text:p>
          </table:table-cell>
          <table:table-cell table:formula="of:=([.A120]-1820)/100" office:value-type="float" office:value="2.06" calcext:value-type="float">
            <text:p>2.06</text:p>
          </table:table-cell>
          <table:table-cell table:formula="of:=32*[.C120]^2-20" office:value-type="float" office:value="115.7952" calcext:value-type="float">
            <text:p>115.7952</text:p>
          </table:table-cell>
          <table:table-cell table:number-columns-repeated="1020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69.99476" calcext:value-type="float">
            <text:p>69.99476</text:p>
          </table:table-cell>
          <table:table-cell table:formula="of:=([.A121]-1820)/100" office:value-type="float" office:value="2.07" calcext:value-type="float">
            <text:p>2.07</text:p>
          </table:table-cell>
          <table:table-cell table:formula="of:=32*[.C121]^2-20" office:value-type="float" office:value="117.1168" calcext:value-type="float">
            <text:p>117.1168</text:p>
          </table:table-cell>
          <table:table-cell table:number-columns-repeated="1020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70.10744" calcext:value-type="float">
            <text:p>70.10744</text:p>
          </table:table-cell>
          <table:table-cell table:formula="of:=([.A122]-1820)/100" office:value-type="float" office:value="2.08" calcext:value-type="float">
            <text:p>2.08</text:p>
          </table:table-cell>
          <table:table-cell table:formula="of:=32*[.C122]^2-20" office:value-type="float" office:value="118.4448" calcext:value-type="float">
            <text:p>118.4448</text:p>
          </table:table-cell>
          <table:table-cell table:number-columns-repeated="1020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70.22878" calcext:value-type="float">
            <text:p>70.22878</text:p>
          </table:table-cell>
          <table:table-cell table:formula="of:=([.A123]-1820)/100" office:value-type="float" office:value="2.09" calcext:value-type="float">
            <text:p>2.09</text:p>
          </table:table-cell>
          <table:table-cell table:formula="of:=32*[.C123]^2-20" office:value-type="float" office:value="119.7792" calcext:value-type="float">
            <text:p>119.7792</text:p>
          </table:table-cell>
          <table:table-cell table:number-columns-repeated="1020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70.35781" calcext:value-type="float">
            <text:p>70.35781</text:p>
          </table:table-cell>
          <table:table-cell table:formula="of:=([.A124]-1820)/100" office:value-type="float" office:value="2.1" calcext:value-type="float">
            <text:p>2.1</text:p>
          </table:table-cell>
          <table:table-cell table:formula="of:=32*[.C124]^2-20" office:value-type="float" office:value="121.12" calcext:value-type="float">
            <text:p>121.12</text:p>
          </table:table-cell>
          <table:table-cell table:number-columns-repeated="1020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style-name="ce10" office:value-type="float" office:value="70.495" calcext:value-type="float">
            <text:p>70.4950</text:p>
          </table:table-cell>
          <table:table-cell table:formula="of:=([.A125]-1820)/100" office:value-type="float" office:value="2.11" calcext:value-type="float">
            <text:p>2.11</text:p>
          </table:table-cell>
          <table:table-cell table:formula="of:=32*[.C125]^2-20" office:value-type="float" office:value="122.4672" calcext:value-type="float">
            <text:p>122.4672</text:p>
          </table:table-cell>
          <table:table-cell table:number-columns-repeated="1020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10" office:value-type="float" office:value="70.6403" calcext:value-type="float">
            <text:p>70.6403</text:p>
          </table:table-cell>
          <table:table-cell table:formula="of:=([.A126]-1820)/100" office:value-type="float" office:value="2.12" calcext:value-type="float">
            <text:p>2.12</text:p>
          </table:table-cell>
          <table:table-cell table:formula="of:=32*[.C126]^2-20" office:value-type="float" office:value="123.8208" calcext:value-type="float">
            <text:p>123.8208</text:p>
          </table:table-cell>
          <table:table-cell table:number-columns-repeated="1020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style-name="ce10" office:value-type="float" office:value="70.7945" calcext:value-type="float">
            <text:p>70.7945</text:p>
          </table:table-cell>
          <table:table-cell table:formula="of:=([.A127]-1820)/100" office:value-type="float" office:value="2.13" calcext:value-type="float">
            <text:p>2.13</text:p>
          </table:table-cell>
          <table:table-cell table:formula="of:=32*[.C127]^2-20" office:value-type="float" office:value="125.1808" calcext:value-type="float">
            <text:p>125.1808</text:p>
          </table:table-cell>
          <table:table-cell table:number-columns-repeated="1020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style-name="ce10" office:value-type="float" office:value="70.9562" calcext:value-type="float">
            <text:p>70.9562</text:p>
          </table:table-cell>
          <table:table-cell table:formula="of:=([.A128]-1820)/100" office:value-type="float" office:value="2.14" calcext:value-type="float">
            <text:p>2.14</text:p>
          </table:table-cell>
          <table:table-cell table:formula="of:=32*[.C128]^2-20" office:value-type="float" office:value="126.5472" calcext:value-type="float">
            <text:p>126.5472</text:p>
          </table:table-cell>
          <table:table-cell table:number-columns-repeated="1020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0" office:value-type="float" office:value="71.126" calcext:value-type="float">
            <text:p>71.1260</text:p>
          </table:table-cell>
          <table:table-cell table:formula="of:=([.A129]-1820)/100" office:value-type="float" office:value="2.15" calcext:value-type="float">
            <text:p>2.15</text:p>
          </table:table-cell>
          <table:table-cell table:formula="of:=32*[.C129]^2-20" office:value-type="float" office:value="127.92" calcext:value-type="float">
            <text:p>127.92</text:p>
          </table:table-cell>
          <table:table-cell table:number-columns-repeated="1020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ce10" office:value-type="float" office:value="71.304" calcext:value-type="float">
            <text:p>71.3040</text:p>
          </table:table-cell>
          <table:table-cell table:formula="of:=([.A130]-1820)/100" office:value-type="float" office:value="2.16" calcext:value-type="float">
            <text:p>2.16</text:p>
          </table:table-cell>
          <table:table-cell table:formula="of:=32*[.C130]^2-20" office:value-type="float" office:value="129.2992" calcext:value-type="float">
            <text:p>129.2992</text:p>
          </table:table-cell>
          <table:table-cell table:number-columns-repeated="1020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style-name="ce10" office:value-type="float" office:value="71.4909" calcext:value-type="float">
            <text:p>71.4909</text:p>
          </table:table-cell>
          <table:table-cell table:formula="of:=([.A131]-1820)/100" office:value-type="float" office:value="2.17" calcext:value-type="float">
            <text:p>2.17</text:p>
          </table:table-cell>
          <table:table-cell table:formula="of:=32*[.C131]^2-20" office:value-type="float" office:value="130.6848" calcext:value-type="float">
            <text:p>130.6848</text:p>
          </table:table-cell>
          <table:table-cell table:number-columns-repeated="1020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ce10" office:value-type="float" office:value="71.6852" calcext:value-type="float">
            <text:p>71.6852</text:p>
          </table:table-cell>
          <table:table-cell table:formula="of:=([.A132]-1820)/100" office:value-type="float" office:value="2.18" calcext:value-type="float">
            <text:p>2.18</text:p>
          </table:table-cell>
          <table:table-cell table:formula="of:=32*[.C132]^2-20" office:value-type="float" office:value="132.0768" calcext:value-type="float">
            <text:p>132.0768</text:p>
          </table:table-cell>
          <table:table-cell table:number-columns-repeated="1020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style-name="ce10" office:value-type="float" office:value="71.8877" calcext:value-type="float">
            <text:p>71.8877</text:p>
          </table:table-cell>
          <table:table-cell table:formula="of:=([.A133]-1820)/100" office:value-type="float" office:value="2.19" calcext:value-type="float">
            <text:p>2.19</text:p>
          </table:table-cell>
          <table:table-cell table:formula="of:=32*[.C133]^2-20" office:value-type="float" office:value="133.4752" calcext:value-type="float">
            <text:p>133.4752</text:p>
          </table:table-cell>
          <table:table-cell table:number-columns-repeated="1020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0" office:value-type="float" office:value="72.0984" calcext:value-type="float">
            <text:p>72.0984</text:p>
          </table:table-cell>
          <table:table-cell table:formula="of:=([.A134]-1820)/100" office:value-type="float" office:value="2.2" calcext:value-type="float">
            <text:p>2.2</text:p>
          </table:table-cell>
          <table:table-cell table:formula="of:=32*[.C134]^2-20" office:value-type="float" office:value="134.88" calcext:value-type="float">
            <text:p>134.88</text:p>
          </table:table-cell>
          <table:table-cell table:number-columns-repeated="1020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0" office:value-type="float" office:value="74.6564" calcext:value-type="float">
            <text:p>74.6564</text:p>
          </table:table-cell>
          <table:table-cell table:formula="of:=([.A135]-1820)/100" office:value-type="float" office:value="2.3" calcext:value-type="float">
            <text:p>2.3</text:p>
          </table:table-cell>
          <table:table-cell table:formula="of:=32*[.C135]^2-20" office:value-type="float" office:value="149.28" calcext:value-type="float">
            <text:p>149.28</text:p>
          </table:table-cell>
          <table:table-cell table:number-columns-repeated="1020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78.029" calcext:value-type="float">
            <text:p>78.029</text:p>
          </table:table-cell>
          <table:table-cell table:formula="of:=([.A136]-1820)/100" office:value-type="float" office:value="2.4" calcext:value-type="float">
            <text:p>2.4</text:p>
          </table:table-cell>
          <table:table-cell table:formula="of:=32*[.C136]^2-20" office:value-type="float" office:value="164.32" calcext:value-type="float">
            <text:p>164.32</text:p>
          </table:table-cell>
          <table:table-cell table:number-columns-repeated="1020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2.218" calcext:value-type="float">
            <text:p>82.218</text:p>
          </table:table-cell>
          <table:table-cell table:formula="of:=([.A137]-1820)/100" office:value-type="float" office:value="2.5" calcext:value-type="float">
            <text:p>2.5</text:p>
          </table:table-cell>
          <table:table-cell table:formula="of:=32*[.C137]^2-20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7.218" calcext:value-type="float">
            <text:p>87.218</text:p>
          </table:table-cell>
          <table:table-cell table:formula="of:=([.A138]-1820)/100" office:value-type="float" office:value="2.6" calcext:value-type="float">
            <text:p>2.6</text:p>
          </table:table-cell>
          <table:table-cell table:formula="of:=32*[.C138]^2-20" office:value-type="float" office:value="196.32" calcext:value-type="float">
            <text:p>196.32</text:p>
          </table:table-cell>
          <table:table-cell table:number-columns-repeated="1020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93.034" calcext:value-type="float">
            <text:p>93.034</text:p>
          </table:table-cell>
          <table:table-cell table:formula="of:=([.A139]-1820)/100" office:value-type="float" office:value="2.7" calcext:value-type="float">
            <text:p>2.7</text:p>
          </table:table-cell>
          <table:table-cell table:formula="of:=32*[.C139]^2-20" office:value-type="float" office:value="213.28" calcext:value-type="float">
            <text:p>213.28</text:p>
          </table:table-cell>
          <table:table-cell table:number-columns-repeated="102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11" office:value-type="float" office:value="99.66" calcext:value-type="float">
            <text:p>99.660</text:p>
          </table:table-cell>
          <table:table-cell table:formula="of:=([.A140]-1820)/100" office:value-type="float" office:value="2.8" calcext:value-type="float">
            <text:p>2.8</text:p>
          </table:table-cell>
          <table:table-cell table:formula="of:=32*[.C140]^2-20" office:value-type="float" office:value="230.88" calcext:value-type="float">
            <text:p>230.88</text:p>
          </table:table-cell>
          <table:table-cell table:number-columns-repeated="1020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style-name="ce12" office:value-type="float" office:value="107.1" calcext:value-type="float">
            <text:p>107.10</text:p>
          </table:table-cell>
          <table:table-cell table:formula="of:=([.A141]-1820)/100" office:value-type="float" office:value="2.9" calcext:value-type="float">
            <text:p>2.9</text:p>
          </table:table-cell>
          <table:table-cell table:formula="of:=32*[.C141]^2-20" office:value-type="float" office:value="249.12" calcext:value-type="float">
            <text:p>249.12</text:p>
          </table:table-cell>
          <table:table-cell table:number-columns-repeated="1020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style-name="ce12" office:value-type="float" office:value="115.34" calcext:value-type="float">
            <text:p>115.34</text:p>
          </table:table-cell>
          <table:table-cell table:formula="of:=([.A142]-1820)/100" office:value-type="float" office:value="3" calcext:value-type="float">
            <text:p>3</text:p>
          </table:table-cell>
          <table:table-cell table:formula="of:=32*[.C142]^2-20"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style-name="ce12" office:value-type="float" office:value="124.4" calcext:value-type="float">
            <text:p>124.40</text:p>
          </table:table-cell>
          <table:table-cell table:formula="of:=([.A143]-1820)/100" office:value-type="float" office:value="3.1" calcext:value-type="float">
            <text:p>3.1</text:p>
          </table:table-cell>
          <table:table-cell table:formula="of:=32*[.C143]^2-20" office:value-type="float" office:value="287.52" calcext:value-type="float">
            <text:p>287.52</text:p>
          </table:table-cell>
          <table:table-cell table:number-columns-repeated="1020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style-name="ce12" office:value-type="float" office:value="134.26" calcext:value-type="float">
            <text:p>134.26</text:p>
          </table:table-cell>
          <table:table-cell table:formula="of:=([.A144]-1820)/100" office:value-type="float" office:value="3.2" calcext:value-type="float">
            <text:p>3.2</text:p>
          </table:table-cell>
          <table:table-cell table:formula="of:=32*[.C144]^2-20" office:value-type="float" office:value="307.68" calcext:value-type="float">
            <text:p>307.68</text:p>
          </table:table-cell>
          <table:table-cell table:number-columns-repeated="1020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style-name="ce12" office:value-type="float" office:value="144.94" calcext:value-type="float">
            <text:p>144.94</text:p>
          </table:table-cell>
          <table:table-cell table:formula="of:=([.A145]-1820)/100" office:value-type="float" office:value="3.3" calcext:value-type="float">
            <text:p>3.3</text:p>
          </table:table-cell>
          <table:table-cell table:formula="of:=32*[.C145]^2-20" office:value-type="float" office:value="328.48" calcext:value-type="float">
            <text:p>328.48</text:p>
          </table:table-cell>
          <table:table-cell table:number-columns-repeated="1020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style-name="ce12" office:value-type="float" office:value="156.42" calcext:value-type="float">
            <text:p>156.42</text:p>
          </table:table-cell>
          <table:table-cell table:formula="of:=([.A146]-1820)/100" office:value-type="float" office:value="3.4" calcext:value-type="float">
            <text:p>3.4</text:p>
          </table:table-cell>
          <table:table-cell table:formula="of:=32*[.C146]^2-20" office:value-type="float" office:value="349.92" calcext:value-type="float">
            <text:p>349.92</text:p>
          </table:table-cell>
          <table:table-cell table:number-columns-repeated="1020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style-name="ce12" office:value-type="float" office:value="168.7" calcext:value-type="float">
            <text:p>168.70</text:p>
          </table:table-cell>
          <table:table-cell table:formula="of:=([.A147]-1820)/100" office:value-type="float" office:value="3.5" calcext:value-type="float">
            <text:p>3.5</text:p>
          </table:table-cell>
          <table:table-cell table:formula="of:=32*[.C147]^2-20" office:value-type="float" office:value="372" calcext:value-type="float">
            <text:p>372</text:p>
          </table:table-cell>
          <table:table-cell table:number-columns-repeated="1020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style-name="ce12" office:value-type="float" office:value="181.79" calcext:value-type="float">
            <text:p>181.79</text:p>
          </table:table-cell>
          <table:table-cell table:formula="of:=([.A148]-1820)/100" office:value-type="float" office:value="3.6" calcext:value-type="float">
            <text:p>3.6</text:p>
          </table:table-cell>
          <table:table-cell table:formula="of:=32*[.C148]^2-20" office:value-type="float" office:value="394.72" calcext:value-type="float">
            <text:p>394.72</text:p>
          </table:table-cell>
          <table:table-cell table:number-columns-repeated="1020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style-name="ce12" office:value-type="float" office:value="195.68" calcext:value-type="float">
            <text:p>195.68</text:p>
          </table:table-cell>
          <table:table-cell table:formula="of:=([.A149]-1820)/100" office:value-type="float" office:value="3.7" calcext:value-type="float">
            <text:p>3.7</text:p>
          </table:table-cell>
          <table:table-cell table:formula="of:=32*[.C149]^2-20" office:value-type="float" office:value="418.08" calcext:value-type="float">
            <text:p>418.08</text:p>
          </table:table-cell>
          <table:table-cell table:number-columns-repeated="102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12" office:value-type="float" office:value="210.38" calcext:value-type="float">
            <text:p>210.38</text:p>
          </table:table-cell>
          <table:table-cell table:formula="of:=([.A150]-1820)/100" office:value-type="float" office:value="3.8" calcext:value-type="float">
            <text:p>3.8</text:p>
          </table:table-cell>
          <table:table-cell table:formula="of:=32*[.C150]^2-20" office:value-type="float" office:value="442.08" calcext:value-type="float">
            <text:p>442.08</text:p>
          </table:table-cell>
          <table:table-cell table:number-columns-repeated="102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12" office:value-type="float" office:value="401.28" calcext:value-type="float">
            <text:p>401.28</text:p>
          </table:table-cell>
          <table:table-cell table:formula="of:=([.A151]-1820)/100" office:value-type="float" office:value="4.8" calcext:value-type="float">
            <text:p>4.8</text:p>
          </table:table-cell>
          <table:table-cell table:formula="of:=32*[.C151]^2-20" office:value-type="float" office:value="717.28" calcext:value-type="float">
            <text:p>717.28</text:p>
          </table:table-cell>
          <table:table-cell table:number-columns-repeated="102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71.4" calcext:value-type="float">
            <text:p>671.4</text:p>
          </table:table-cell>
          <table:table-cell table:formula="of:=([.A152]-1820)/100" office:value-type="float" office:value="5.8" calcext:value-type="float">
            <text:p>5.8</text:p>
          </table:table-cell>
          <table:table-cell table:formula="of:=32*[.C152]^2-20" office:value-type="float" office:value="1056.48" calcext:value-type="float">
            <text:p>1056.48</text:p>
          </table:table-cell>
          <table:table-cell table:number-columns-repeated="102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20" calcext:value-type="float">
            <text:p>1020</text:p>
          </table:table-cell>
          <table:table-cell table:formula="of:=([.A153]-1820)/100" office:value-type="float" office:value="6.8" calcext:value-type="float">
            <text:p>6.8</text:p>
          </table:table-cell>
          <table:table-cell table:formula="of:=32*[.C153]^2-20" office:value-type="float" office:value="1459.68" calcext:value-type="float">
            <text:p>1459.68</text:p>
          </table:table-cell>
          <table:table-cell table:number-columns-repeated="102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46" calcext:value-type="float">
            <text:p>1446</text:p>
          </table:table-cell>
          <table:table-cell table:formula="of:=([.A154]-1820)/100" office:value-type="float" office:value="7.8" calcext:value-type="float">
            <text:p>7.8</text:p>
          </table:table-cell>
          <table:table-cell table:formula="of:=32*[.C154]^2-20" office:value-type="float" office:value="1926.88" calcext:value-type="float">
            <text:p>1926.88</text:p>
          </table:table-cell>
          <table:table-cell table:number-columns-repeated="1020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48" calcext:value-type="float">
            <text:p>1948</text:p>
          </table:table-cell>
          <table:table-cell table:formula="of:=([.A155]-1820)/100" office:value-type="float" office:value="8.8" calcext:value-type="float">
            <text:p>8.8</text:p>
          </table:table-cell>
          <table:table-cell table:formula="of:=32*[.C155]^2-20" office:value-type="float" office:value="2458.08" calcext:value-type="float">
            <text:p>2458.08</text:p>
          </table:table-cell>
          <table:table-cell table:number-columns-repeated="102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526" calcext:value-type="float">
            <text:p>2526</text:p>
          </table:table-cell>
          <table:table-cell table:formula="of:=([.A156]-1820)/100" office:value-type="float" office:value="9.8" calcext:value-type="float">
            <text:p>9.8</text:p>
          </table:table-cell>
          <table:table-cell table:formula="of:=32*[.C156]^2-20" office:value-type="float" office:value="3053.28" calcext:value-type="float">
            <text:p>3053.28</text:p>
          </table:table-cell>
          <table:table-cell table:number-columns-repeated="1020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179" calcext:value-type="float">
            <text:p>3179</text:p>
          </table:table-cell>
          <table:table-cell table:formula="of:=([.A157]-1820)/100" office:value-type="float" office:value="10.8" calcext:value-type="float">
            <text:p>10.8</text:p>
          </table:table-cell>
          <table:table-cell table:formula="of:=32*[.C157]^2-20" office:value-type="float" office:value="3712.48" calcext:value-type="float">
            <text:p>3712.48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906" calcext:value-type="float">
            <text:p>3906</text:p>
          </table:table-cell>
          <table:table-cell table:formula="of:=([.A158]-1820)/100" office:value-type="float" office:value="11.8" calcext:value-type="float">
            <text:p>11.8</text:p>
          </table:table-cell>
          <table:table-cell table:formula="of:=32*[.C158]^2-20" office:value-type="float" office:value="4435.68" calcext:value-type="float">
            <text:p>4435.68</text:p>
          </table:table-cell>
          <table:table-cell table:number-columns-repeated="1020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05" calcext:value-type="float">
            <text:p>4705</text:p>
          </table:table-cell>
          <table:table-cell table:formula="of:=([.A159]-1820)/100" office:value-type="float" office:value="12.8" calcext:value-type="float">
            <text:p>12.8</text:p>
          </table:table-cell>
          <table:table-cell table:formula="of:=32*[.C159]^2-20" office:value-type="float" office:value="5222.88" calcext:value-type="float">
            <text:p>5222.88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580" calcext:value-type="float">
            <text:p>5580</text:p>
          </table:table-cell>
          <table:table-cell table:formula="of:=([.A160]-1820)/100" office:value-type="float" office:value="13.8" calcext:value-type="float">
            <text:p>13.8</text:p>
          </table:table-cell>
          <table:table-cell table:formula="of:=32*[.C160]^2-20" office:value-type="float" office:value="6074.08" calcext:value-type="float">
            <text:p>6074.08</text:p>
          </table:table-cell>
          <table:table-cell table:number-columns-repeated="1020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520" calcext:value-type="float">
            <text:p>6520</text:p>
          </table:table-cell>
          <table:table-cell table:formula="of:=([.A161]-1820)/100" office:value-type="float" office:value="14.8" calcext:value-type="float">
            <text:p>14.8</text:p>
          </table:table-cell>
          <table:table-cell table:formula="of:=32*[.C161]^2-20" office:value-type="float" office:value="6989.28" calcext:value-type="float">
            <text:p>6989.28</text:p>
          </table:table-cell>
          <table:table-cell table:number-columns-repeated="102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7530" calcext:value-type="float">
            <text:p>7530</text:p>
          </table:table-cell>
          <table:table-cell table:formula="of:=([.A162]-1820)/100" office:value-type="float" office:value="15.8" calcext:value-type="float">
            <text:p>15.8</text:p>
          </table:table-cell>
          <table:table-cell table:formula="of:=32*[.C162]^2-20" office:value-type="float" office:value="7968.48" calcext:value-type="float">
            <text:p>7968.48</text:p>
          </table:table-cell>
          <table:table-cell table:number-columns-repeated="1020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610" calcext:value-type="float">
            <text:p>8610</text:p>
          </table:table-cell>
          <table:table-cell table:formula="of:=([.A163]-1820)/100" office:value-type="float" office:value="16.8" calcext:value-type="float">
            <text:p>16.8</text:p>
          </table:table-cell>
          <table:table-cell table:formula="of:=32*[.C163]^2-20" office:value-type="float" office:value="9011.68" calcext:value-type="float">
            <text:p>9011.68</text:p>
          </table:table-cell>
          <table:table-cell table:number-columns-repeated="102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760" calcext:value-type="float">
            <text:p>9760</text:p>
          </table:table-cell>
          <table:table-cell table:formula="of:=([.A164]-1820)/100" office:value-type="float" office:value="17.8" calcext:value-type="float">
            <text:p>17.8</text:p>
          </table:table-cell>
          <table:table-cell table:formula="of:=32*[.C164]^2-20" office:value-type="float" office:value="10118.88" calcext:value-type="float">
            <text:p>10118.88</text:p>
          </table:table-cell>
          <table:table-cell table:number-columns-repeated="1020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980" calcext:value-type="float">
            <text:p>10980</text:p>
          </table:table-cell>
          <table:table-cell table:formula="of:=([.A165]-1820)/100" office:value-type="float" office:value="18.8" calcext:value-type="float">
            <text:p>18.8</text:p>
          </table:table-cell>
          <table:table-cell table:formula="of:=32*[.C165]^2-20" office:value-type="float" office:value="11290.08" calcext:value-type="float">
            <text:p>11290.08</text:p>
          </table:table-cell>
          <table:table-cell table:number-columns-repeated="1020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260" calcext:value-type="float">
            <text:p>12260</text:p>
          </table:table-cell>
          <table:table-cell table:formula="of:=([.A166]-1820)/100" office:value-type="float" office:value="19.8" calcext:value-type="float">
            <text:p>19.8</text:p>
          </table:table-cell>
          <table:table-cell table:formula="of:=32*[.C166]^2-20" office:value-type="float" office:value="12525.28" calcext:value-type="float">
            <text:p>12525.28</text:p>
          </table:table-cell>
          <table:table-cell table:number-columns-repeated="1020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3610" calcext:value-type="float">
            <text:p>13610</text:p>
          </table:table-cell>
          <table:table-cell table:formula="of:=([.A167]-1820)/100" office:value-type="float" office:value="20.8" calcext:value-type="float">
            <text:p>20.8</text:p>
          </table:table-cell>
          <table:table-cell table:formula="of:=32*[.C167]^2-20" office:value-type="float" office:value="13824.48" calcext:value-type="float">
            <text:p>13824.48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020" calcext:value-type="float">
            <text:p>15020</text:p>
          </table:table-cell>
          <table:table-cell table:formula="of:=([.A168]-1820)/100" office:value-type="float" office:value="21.8" calcext:value-type="float">
            <text:p>21.8</text:p>
          </table:table-cell>
          <table:table-cell table:formula="of:=32*[.C168]^2-20" office:value-type="float" office:value="15187.68" calcext:value-type="float">
            <text:p>15187.68</text:p>
          </table:table-cell>
          <table:table-cell table:number-columns-repeated="1020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500" calcext:value-type="float">
            <text:p>16500</text:p>
          </table:table-cell>
          <table:table-cell table:formula="of:=([.A169]-1820)/100" office:value-type="float" office:value="22.8" calcext:value-type="float">
            <text:p>22.8</text:p>
          </table:table-cell>
          <table:table-cell table:formula="of:=32*[.C169]^2-20" office:value-type="float" office:value="16614.88" calcext:value-type="float">
            <text:p>16614.88</text:p>
          </table:table-cell>
          <table:table-cell table:number-columns-repeated="1020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8040" calcext:value-type="float">
            <text:p>18040</text:p>
          </table:table-cell>
          <table:table-cell table:formula="of:=([.A170]-1820)/100" office:value-type="float" office:value="23.8" calcext:value-type="float">
            <text:p>23.8</text:p>
          </table:table-cell>
          <table:table-cell table:formula="of:=32*[.C170]^2-20" office:value-type="float" office:value="18106.08" calcext:value-type="float">
            <text:p>18106.08</text:p>
          </table:table-cell>
          <table:table-cell table:number-columns-repeated="1020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9600" calcext:value-type="float">
            <text:p>19600</text:p>
          </table:table-cell>
          <table:table-cell table:formula="of:=([.A171]-1820)/100" office:value-type="float" office:value="24.8" calcext:value-type="float">
            <text:p>24.8</text:p>
          </table:table-cell>
          <table:table-cell table:formula="of:=32*[.C171]^2-20" office:value-type="float" office:value="19661.28" calcext:value-type="float">
            <text:p>19661.28</text:p>
          </table:table-cell>
          <table:table-cell table:number-columns-repeated="1020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1300" calcext:value-type="float">
            <text:p>21300</text:p>
          </table:table-cell>
          <table:table-cell table:formula="of:=([.A172]-1820)/100" office:value-type="float" office:value="25.8" calcext:value-type="float">
            <text:p>25.8</text:p>
          </table:table-cell>
          <table:table-cell table:formula="of:=32*[.C172]^2-20" office:value-type="float" office:value="21280.48" calcext:value-type="float">
            <text:p>21280.48</text:p>
          </table:table-cell>
          <table:table-cell table:number-columns-repeated="1020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3000" calcext:value-type="float">
            <text:p>23000</text:p>
          </table:table-cell>
          <table:table-cell table:formula="of:=([.A173]-1820)/100" office:value-type="float" office:value="26.8" calcext:value-type="float">
            <text:p>26.8</text:p>
          </table:table-cell>
          <table:table-cell table:formula="of:=32*[.C173]^2-20" office:value-type="float" office:value="22963.68" calcext:value-type="float">
            <text:p>22963.68</text:p>
          </table:table-cell>
          <table:table-cell table:number-columns-repeated="1020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4700" calcext:value-type="float">
            <text:p>24700</text:p>
          </table:table-cell>
          <table:table-cell table:formula="of:=([.A174]-1820)/100" office:value-type="float" office:value="27.8" calcext:value-type="float">
            <text:p>27.8</text:p>
          </table:table-cell>
          <table:table-cell table:formula="of:=32*[.C174]^2-20" office:value-type="float" office:value="24710.88" calcext:value-type="float">
            <text:p>24710.88</text:p>
          </table:table-cell>
          <table:table-cell table:number-columns-repeated="1020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-00-0000</text:date>, <text:time style:data-style-name="N2" text:time-value="14:22:28.605337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6T14:24:19.933097452</dc:date>
    <meta:editing-duration>PT44M14S</meta:editing-duration>
    <meta:editing-cycles>33</meta:editing-cycles>
    <meta:generator>LibreOffice/6.2.6.2$Linux_X86_64 LibreOffice_project/684e730861356e74889dfe6dbddd3562aae2e6ad</meta:generator>
    <meta:document-statistic meta:table-count="1" meta:cell-count="6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00" chart:maximum="4700" chart:origin="-1000" chart:interval-major="500" chart:interval-minor-divisor="5" chart:reverse-direction="false" text:line-break="false" loext:try-staggering-first="false" chart:link-data-style-to-source="true" chart:axis-position="-100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000" chart:maximum="26000" chart:origin="-1000" chart:interval-major="1000" chart:interval-minor-divisor="2" chart:reverse-direction="false" text:line-break="false" loext:try-staggering-first="false" chart:link-data-style-to-source="true" chart:axis-position="-100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cm" chart:symbol-height="0cm" chart:link-data-style-to-source="true"/>
      <style:graphic-properties svg:stroke-color="#996600" draw:fill-color="#9966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cm" chart:symbol-height="0cm" chart:link-data-style-to-source="true"/>
      <style:graphic-properties draw:stroke="dash" draw:stroke-dash="Fine_20_Dashed" svg:stroke-color="#996600" draw:fill-color="#9966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cm" chart:symbol-height="0cm" chart:link-data-style-to-source="true"/>
      <style:graphic-properties svg:stroke-color="#c0c0c0" draw:fill-color="#c0c0c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012cm" svg:height="16.974cm" xlink:href=".." xlink:type="simple" chart:class="chart:scatter" chart:style-name="ch1">
        <chart:plot-area chart:style-name="ch2" table:cell-range-address="delta_t.A2:delta_t.B114 delta_t.B1:delta_t.B1 delta_t.B114:delta_t.B174 delta_t.D1:delta_t.D174" chart:data-source-has-labels="row" svg:x="0.72cm" svg:y="0.339cm" svg:width="34.572cm" svg:height="16.296cm">
          <chartooo:coordinate-region svg:x="1.897cm" svg:y="0.538cm" svg:width="33.395cm" svg:height="15.45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delta_t.B2:delta_t.B114" chart:label-cell-address="delta_t.B1:delta_t.B1" chart:class="chart:scatter">
            <chart:domain table:cell-range-address="delta_t.A2:delta_t.A114"/>
            <chart:data-point chart:repeated="113"/>
          </chart:series>
          <chart:series chart:style-name="ch8" chart:values-cell-range-address="delta_t.B114:delta_t.B174" chart:label-cell-address="delta_t.B1:delta_t.B1" chart:class="chart:scatter">
            <chart:domain table:cell-range-address="delta_t.A114:delta_t.A174"/>
            <chart:data-point chart:repeated="61"/>
          </chart:series>
          <chart:series chart:style-name="ch9" chart:values-cell-range-address="delta_t.D2:delta_t.D174" chart:label-cell-address="delta_t.D1:delta_t.D1" chart:class="chart:scatter">
            <chart:domain table:cell-range-address="delta_t.A2:delta_t.A174"/>
            <chart:data-point chart:repeated="1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ΔT</text:p>
                <draw:g>
                  <svg:desc>delta_t.B1:delta_t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ΔT</text:p>
                <draw:g>
                  <svg:desc>delta_t.B1:delta_t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abola</text:p>
                <draw:g>
                  <svg:desc>delta_t.D1:delta_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delta_t.A2:delta_t.A114</svg:desc>
                </draw:g>
              </table:table-cell>
              <table:table-cell office:value-type="float" office:value="25400">
                <text:p>25400</text:p>
                <draw:g>
                  <svg:desc>delta_t.B2:delta_t.B114</svg:desc>
                </draw:g>
              </table:table-cell>
              <table:table-cell office:value-type="float" office:value="2020">
                <text:p>2020</text:p>
                <draw:g>
                  <svg:desc>delta_t.A114:delta_t.A174</svg:desc>
                </draw:g>
              </table:table-cell>
              <table:table-cell office:value-type="float" office:value="69.3611547">
                <text:p>69.3611547</text:p>
                <draw:g>
                  <svg:desc>delta_t.B114:delta_t.B174</svg:desc>
                </draw:g>
              </table:table-cell>
              <table:table-cell office:value-type="float" office:value="-1000">
                <text:p>-1000</text:p>
                <draw:g>
                  <svg:desc>delta_t.A2:delta_t.A174</svg:desc>
                </draw:g>
              </table:table-cell>
              <table:table-cell office:value-type="float" office:value="25427.68">
                <text:p>25427.68</text:p>
                <draw:g>
                  <svg:desc>delta_t.D2:delta_t.D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00">
                <text:p>-900</text:p>
              </table:table-cell>
              <table:table-cell office:value-type="float" office:value="23700">
                <text:p>23700</text:p>
              </table:table-cell>
              <table:table-cell office:value-type="float" office:value="2021">
                <text:p>2021</text:p>
              </table:table-cell>
              <table:table-cell office:value-type="float" office:value="69.4537608">
                <text:p>69.4537608</text:p>
              </table:table-cell>
              <table:table-cell office:value-type="float" office:value="-900">
                <text:p>-900</text:p>
              </table:table-cell>
              <table:table-cell office:value-type="float" office:value="23654.88">
                <text:p>23654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00">
                <text:p>-800</text:p>
              </table:table-cell>
              <table:table-cell office:value-type="float" office:value="22000">
                <text:p>22000</text:p>
              </table:table-cell>
              <table:table-cell office:value-type="float" office:value="2022">
                <text:p>2022</text:p>
              </table:table-cell>
              <table:table-cell office:value-type="float" office:value="69.546826">
                <text:p>69.546826</text:p>
              </table:table-cell>
              <table:table-cell office:value-type="float" office:value="-800">
                <text:p>-800</text:p>
              </table:table-cell>
              <table:table-cell office:value-type="float" office:value="21946.08">
                <text:p>21946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0">
                <text:p>-700</text:p>
              </table:table-cell>
              <table:table-cell office:value-type="float" office:value="20400">
                <text:p>20400</text:p>
              </table:table-cell>
              <table:table-cell office:value-type="float" office:value="2023">
                <text:p>2023</text:p>
              </table:table-cell>
              <table:table-cell office:value-type="float" office:value="69.625242">
                <text:p>69.625242</text:p>
              </table:table-cell>
              <table:table-cell office:value-type="float" office:value="-700">
                <text:p>-700</text:p>
              </table:table-cell>
              <table:table-cell office:value-type="float" office:value="20301.28">
                <text:p>20301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0">
                <text:p>-600</text:p>
              </table:table-cell>
              <table:table-cell office:value-type="float" office:value="18800">
                <text:p>18800</text:p>
              </table:table-cell>
              <table:table-cell office:value-type="float" office:value="2024">
                <text:p>2024</text:p>
              </table:table-cell>
              <table:table-cell office:value-type="float" office:value="69.70535">
                <text:p>69.70535</text:p>
              </table:table-cell>
              <table:table-cell office:value-type="float" office:value="-600">
                <text:p>-600</text:p>
              </table:table-cell>
              <table:table-cell office:value-type="float" office:value="18720.48">
                <text:p>18720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0">
                <text:p>-500</text:p>
              </table:table-cell>
              <table:table-cell office:value-type="float" office:value="17190">
                <text:p>17190</text:p>
              </table:table-cell>
              <table:table-cell office:value-type="float" office:value="2025">
                <text:p>2025</text:p>
              </table:table-cell>
              <table:table-cell office:value-type="float" office:value="69.79392">
                <text:p>69.79392</text:p>
              </table:table-cell>
              <table:table-cell office:value-type="float" office:value="-500">
                <text:p>-500</text:p>
              </table:table-cell>
              <table:table-cell office:value-type="float" office:value="17203.68">
                <text:p>17203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0">
                <text:p>-400</text:p>
              </table:table-cell>
              <table:table-cell office:value-type="float" office:value="15530">
                <text:p>15530</text:p>
              </table:table-cell>
              <table:table-cell office:value-type="float" office:value="2026">
                <text:p>2026</text:p>
              </table:table-cell>
              <table:table-cell office:value-type="float" office:value="69.89026">
                <text:p>69.89026</text:p>
              </table:table-cell>
              <table:table-cell office:value-type="float" office:value="-400">
                <text:p>-400</text:p>
              </table:table-cell>
              <table:table-cell office:value-type="float" office:value="15750.88">
                <text:p>1575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0">
                <text:p>-300</text:p>
              </table:table-cell>
              <table:table-cell office:value-type="float" office:value="14080">
                <text:p>14080</text:p>
              </table:table-cell>
              <table:table-cell office:value-type="float" office:value="2027">
                <text:p>2027</text:p>
              </table:table-cell>
              <table:table-cell office:value-type="float" office:value="69.99476">
                <text:p>69.99476</text:p>
              </table:table-cell>
              <table:table-cell office:value-type="float" office:value="-300">
                <text:p>-300</text:p>
              </table:table-cell>
              <table:table-cell office:value-type="float" office:value="14362.08">
                <text:p>14362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0">
                <text:p>-200</text:p>
              </table:table-cell>
              <table:table-cell office:value-type="float" office:value="12790">
                <text:p>12790</text:p>
              </table:table-cell>
              <table:table-cell office:value-type="float" office:value="2028">
                <text:p>2028</text:p>
              </table:table-cell>
              <table:table-cell office:value-type="float" office:value="70.10744">
                <text:p>70.10744</text:p>
              </table:table-cell>
              <table:table-cell office:value-type="float" office:value="-200">
                <text:p>-200</text:p>
              </table:table-cell>
              <table:table-cell office:value-type="float" office:value="13037.28">
                <text:p>13037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">
                <text:p>-100</text:p>
              </table:table-cell>
              <table:table-cell office:value-type="float" office:value="11640">
                <text:p>11640</text:p>
              </table:table-cell>
              <table:table-cell office:value-type="float" office:value="2029">
                <text:p>2029</text:p>
              </table:table-cell>
              <table:table-cell office:value-type="float" office:value="70.22878">
                <text:p>70.22878</text:p>
              </table:table-cell>
              <table:table-cell office:value-type="float" office:value="-100">
                <text:p>-100</text:p>
              </table:table-cell>
              <table:table-cell office:value-type="float" office:value="11776.48">
                <text:p>11776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580">
                <text:p>10580</text:p>
              </table:table-cell>
              <table:table-cell office:value-type="float" office:value="2030">
                <text:p>2030</text:p>
              </table:table-cell>
              <table:table-cell office:value-type="float" office:value="70.35781">
                <text:p>70.35781</text:p>
              </table:table-cell>
              <table:table-cell office:value-type="float" office:value="0">
                <text:p>0</text:p>
              </table:table-cell>
              <table:table-cell office:value-type="float" office:value="10579.68">
                <text:p>10579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9600">
                <text:p>9600</text:p>
              </table:table-cell>
              <table:table-cell office:value-type="float" office:value="2031">
                <text:p>2031</text:p>
              </table:table-cell>
              <table:table-cell office:value-type="float" office:value="70.495">
                <text:p>70.495</text:p>
              </table:table-cell>
              <table:table-cell office:value-type="float" office:value="100">
                <text:p>100</text:p>
              </table:table-cell>
              <table:table-cell office:value-type="float" office:value="9446.88">
                <text:p>9446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8640">
                <text:p>8640</text:p>
              </table:table-cell>
              <table:table-cell office:value-type="float" office:value="2032">
                <text:p>2032</text:p>
              </table:table-cell>
              <table:table-cell office:value-type="float" office:value="70.6403">
                <text:p>70.6403</text:p>
              </table:table-cell>
              <table:table-cell office:value-type="float" office:value="200">
                <text:p>200</text:p>
              </table:table-cell>
              <table:table-cell office:value-type="float" office:value="8378.08">
                <text:p>8378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7680">
                <text:p>7680</text:p>
              </table:table-cell>
              <table:table-cell office:value-type="float" office:value="2033">
                <text:p>2033</text:p>
              </table:table-cell>
              <table:table-cell office:value-type="float" office:value="70.7945">
                <text:p>70.7945</text:p>
              </table:table-cell>
              <table:table-cell office:value-type="float" office:value="300">
                <text:p>300</text:p>
              </table:table-cell>
              <table:table-cell office:value-type="float" office:value="7373.28">
                <text:p>7373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6700">
                <text:p>6700</text:p>
              </table:table-cell>
              <table:table-cell office:value-type="float" office:value="2034">
                <text:p>2034</text:p>
              </table:table-cell>
              <table:table-cell office:value-type="float" office:value="70.9562">
                <text:p>70.9562</text:p>
              </table:table-cell>
              <table:table-cell office:value-type="float" office:value="400">
                <text:p>400</text:p>
              </table:table-cell>
              <table:table-cell office:value-type="float" office:value="6432.48">
                <text:p>6432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5710">
                <text:p>5710</text:p>
              </table:table-cell>
              <table:table-cell office:value-type="float" office:value="2035">
                <text:p>2035</text:p>
              </table:table-cell>
              <table:table-cell office:value-type="float" office:value="71.126">
                <text:p>71.126</text:p>
              </table:table-cell>
              <table:table-cell office:value-type="float" office:value="500">
                <text:p>500</text:p>
              </table:table-cell>
              <table:table-cell office:value-type="float" office:value="5555.68">
                <text:p>5555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4739">
                <text:p>4739</text:p>
              </table:table-cell>
              <table:table-cell office:value-type="float" office:value="2036">
                <text:p>2036</text:p>
              </table:table-cell>
              <table:table-cell office:value-type="float" office:value="71.304">
                <text:p>71.304</text:p>
              </table:table-cell>
              <table:table-cell office:value-type="float" office:value="600">
                <text:p>600</text:p>
              </table:table-cell>
              <table:table-cell office:value-type="float" office:value="4742.88">
                <text:p>4742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3813">
                <text:p>3813</text:p>
              </table:table-cell>
              <table:table-cell office:value-type="float" office:value="2037">
                <text:p>2037</text:p>
              </table:table-cell>
              <table:table-cell office:value-type="float" office:value="71.4909">
                <text:p>71.4909</text:p>
              </table:table-cell>
              <table:table-cell office:value-type="float" office:value="700">
                <text:p>700</text:p>
              </table:table-cell>
              <table:table-cell office:value-type="float" office:value="3994.08">
                <text:p>3994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">
                <text:p>800</text:p>
              </table:table-cell>
              <table:table-cell office:value-type="float" office:value="2956">
                <text:p>2956</text:p>
              </table:table-cell>
              <table:table-cell office:value-type="float" office:value="2038">
                <text:p>2038</text:p>
              </table:table-cell>
              <table:table-cell office:value-type="float" office:value="71.6852">
                <text:p>71.6852</text:p>
              </table:table-cell>
              <table:table-cell office:value-type="float" office:value="800">
                <text:p>800</text:p>
              </table:table-cell>
              <table:table-cell office:value-type="float" office:value="3309.28">
                <text:p>3309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">
                <text:p>900</text:p>
              </table:table-cell>
              <table:table-cell office:value-type="float" office:value="2200">
                <text:p>2200</text:p>
              </table:table-cell>
              <table:table-cell office:value-type="float" office:value="2039">
                <text:p>2039</text:p>
              </table:table-cell>
              <table:table-cell office:value-type="float" office:value="71.8877">
                <text:p>71.8877</text:p>
              </table:table-cell>
              <table:table-cell office:value-type="float" office:value="900">
                <text:p>900</text:p>
              </table:table-cell>
              <table:table-cell office:value-type="float" office:value="2688.48">
                <text:p>2688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574">
                <text:p>1574</text:p>
              </table:table-cell>
              <table:table-cell office:value-type="float" office:value="2040">
                <text:p>2040</text:p>
              </table:table-cell>
              <table:table-cell office:value-type="float" office:value="72.0984">
                <text:p>72.0984</text:p>
              </table:table-cell>
              <table:table-cell office:value-type="float" office:value="1000">
                <text:p>1000</text:p>
              </table:table-cell>
              <table:table-cell office:value-type="float" office:value="2131.68">
                <text:p>2131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1089">
                <text:p>1089</text:p>
              </table:table-cell>
              <table:table-cell office:value-type="float" office:value="2050">
                <text:p>2050</text:p>
              </table:table-cell>
              <table:table-cell office:value-type="float" office:value="74.6564">
                <text:p>74.6564</text:p>
              </table:table-cell>
              <table:table-cell office:value-type="float" office:value="1100">
                <text:p>1100</text:p>
              </table:table-cell>
              <table:table-cell office:value-type="float" office:value="1638.88">
                <text:p>1638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736">
                <text:p>736</text:p>
              </table:table-cell>
              <table:table-cell office:value-type="float" office:value="2060">
                <text:p>2060</text:p>
              </table:table-cell>
              <table:table-cell office:value-type="float" office:value="78.029">
                <text:p>78.029</text:p>
              </table:table-cell>
              <table:table-cell office:value-type="float" office:value="1200">
                <text:p>1200</text:p>
              </table:table-cell>
              <table:table-cell office:value-type="float" office:value="1210.08">
                <text:p>1210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492">
                <text:p>492</text:p>
              </table:table-cell>
              <table:table-cell office:value-type="float" office:value="2070">
                <text:p>2070</text:p>
              </table:table-cell>
              <table:table-cell office:value-type="float" office:value="82.218">
                <text:p>82.218</text:p>
              </table:table-cell>
              <table:table-cell office:value-type="float" office:value="1300">
                <text:p>1300</text:p>
              </table:table-cell>
              <table:table-cell office:value-type="float" office:value="845.28">
                <text:p>845.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0">
                <text:p>1400</text:p>
              </table:table-cell>
              <table:table-cell office:value-type="float" office:value="322">
                <text:p>322</text:p>
              </table:table-cell>
              <table:table-cell office:value-type="float" office:value="2080">
                <text:p>2080</text:p>
              </table:table-cell>
              <table:table-cell office:value-type="float" office:value="87.218">
                <text:p>87.218</text:p>
              </table:table-cell>
              <table:table-cell office:value-type="float" office:value="1400">
                <text:p>1400</text:p>
              </table:table-cell>
              <table:table-cell office:value-type="float" office:value="544.48">
                <text:p>544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198">
                <text:p>198</text:p>
              </table:table-cell>
              <table:table-cell office:value-type="float" office:value="2090">
                <text:p>2090</text:p>
              </table:table-cell>
              <table:table-cell office:value-type="float" office:value="93.034">
                <text:p>93.034</text:p>
              </table:table-cell>
              <table:table-cell office:value-type="float" office:value="1500">
                <text:p>1500</text:p>
              </table:table-cell>
              <table:table-cell office:value-type="float" office:value="307.68">
                <text:p>307.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0">
                <text:p>1600</text:p>
              </table:table-cell>
              <table:table-cell office:value-type="float" office:value="120">
                <text:p>120</text:p>
              </table:table-cell>
              <table:table-cell office:value-type="float" office:value="2100">
                <text:p>2100</text:p>
              </table:table-cell>
              <table:table-cell office:value-type="float" office:value="99.66">
                <text:p>99.66</text:p>
              </table:table-cell>
              <table:table-cell office:value-type="float" office:value="1600">
                <text:p>1600</text:p>
              </table:table-cell>
              <table:table-cell office:value-type="float" office:value="134.88">
                <text:p>134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0">
                <text:p>1620</text:p>
              </table:table-cell>
              <table:table-cell office:value-type="float" office:value="123.8">
                <text:p>123.8</text:p>
              </table:table-cell>
              <table:table-cell office:value-type="float" office:value="2110">
                <text:p>2110</text:p>
              </table:table-cell>
              <table:table-cell office:value-type="float" office:value="107.1">
                <text:p>107.1</text:p>
              </table:table-cell>
              <table:table-cell office:value-type="float" office:value="1620">
                <text:p>16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0">
                <text:p>1630</text:p>
              </table:table-cell>
              <table:table-cell office:value-type="float" office:value="84.9">
                <text:p>84.9</text:p>
              </table:table-cell>
              <table:table-cell office:value-type="float" office:value="2120">
                <text:p>2120</text:p>
              </table:table-cell>
              <table:table-cell office:value-type="float" office:value="115.34">
                <text:p>115.34</text:p>
              </table:table-cell>
              <table:table-cell office:value-type="float" office:value="1630">
                <text:p>1630</text:p>
              </table:table-cell>
              <table:table-cell office:value-type="float" office:value="95.52">
                <text:p>95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0">
                <text:p>1640</text:p>
              </table:table-cell>
              <table:table-cell office:value-type="float" office:value="61.6">
                <text:p>61.6</text:p>
              </table:table-cell>
              <table:table-cell office:value-type="float" office:value="2130">
                <text:p>2130</text:p>
              </table:table-cell>
              <table:table-cell office:value-type="float" office:value="124.4">
                <text:p>124.4</text:p>
              </table:table-cell>
              <table:table-cell office:value-type="float" office:value="1640">
                <text:p>1640</text:p>
              </table:table-cell>
              <table:table-cell office:value-type="float" office:value="83.68">
                <text:p>83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48">
                <text:p>48</text:p>
              </table:table-cell>
              <table:table-cell office:value-type="float" office:value="2140">
                <text:p>2140</text:p>
              </table:table-cell>
              <table:table-cell office:value-type="float" office:value="134.26">
                <text:p>134.26</text:p>
              </table:table-cell>
              <table:table-cell office:value-type="float" office:value="1650">
                <text:p>1650</text:p>
              </table:table-cell>
              <table:table-cell office:value-type="float" office:value="72.48">
                <text:p>72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0">
                <text:p>1660</text:p>
              </table:table-cell>
              <table:table-cell office:value-type="float" office:value="37.5">
                <text:p>37.5</text:p>
              </table:table-cell>
              <table:table-cell office:value-type="float" office:value="2150">
                <text:p>2150</text:p>
              </table:table-cell>
              <table:table-cell office:value-type="float" office:value="144.94">
                <text:p>144.94</text:p>
              </table:table-cell>
              <table:table-cell office:value-type="float" office:value="1660">
                <text:p>1660</text:p>
              </table:table-cell>
              <table:table-cell office:value-type="float" office:value="61.92">
                <text:p>61.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70">
                <text:p>1670</text:p>
              </table:table-cell>
              <table:table-cell office:value-type="float" office:value="26">
                <text:p>26</text:p>
              </table:table-cell>
              <table:table-cell office:value-type="float" office:value="2160">
                <text:p>2160</text:p>
              </table:table-cell>
              <table:table-cell office:value-type="float" office:value="156.42">
                <text:p>156.42</text:p>
              </table:table-cell>
              <table:table-cell office:value-type="float" office:value="1670">
                <text:p>16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0">
                <text:p>1680</text:p>
              </table:table-cell>
              <table:table-cell office:value-type="float" office:value="16">
                <text:p>16</text:p>
              </table:table-cell>
              <table:table-cell office:value-type="float" office:value="2170">
                <text:p>2170</text:p>
              </table:table-cell>
              <table:table-cell office:value-type="float" office:value="168.7">
                <text:p>168.7</text:p>
              </table:table-cell>
              <table:table-cell office:value-type="float" office:value="1680">
                <text:p>1680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0">
                <text:p>1690</text:p>
              </table:table-cell>
              <table:table-cell office:value-type="float" office:value="10">
                <text:p>10</text:p>
              </table:table-cell>
              <table:table-cell office:value-type="float" office:value="2180">
                <text:p>2180</text:p>
              </table:table-cell>
              <table:table-cell office:value-type="float" office:value="181.79">
                <text:p>181.79</text:p>
              </table:table-cell>
              <table:table-cell office:value-type="float" office:value="1690">
                <text:p>169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0">
                <text:p>1700</text:p>
              </table:table-cell>
              <table:table-cell office:value-type="float" office:value="8.9">
                <text:p>8.9</text:p>
              </table:table-cell>
              <table:table-cell office:value-type="float" office:value="2190">
                <text:p>2190</text:p>
              </table:table-cell>
              <table:table-cell office:value-type="float" office:value="195.68">
                <text:p>195.68</text:p>
              </table:table-cell>
              <table:table-cell office:value-type="float" office:value="1700">
                <text:p>1700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0">
                <text:p>1710</text:p>
              </table:table-cell>
              <table:table-cell office:value-type="float" office:value="9.8">
                <text:p>9.8</text:p>
              </table:table-cell>
              <table:table-cell office:value-type="float" office:value="2200">
                <text:p>2200</text:p>
              </table:table-cell>
              <table:table-cell office:value-type="float" office:value="210.38">
                <text:p>210.38</text:p>
              </table:table-cell>
              <table:table-cell office:value-type="float" office:value="1710">
                <text:p>1710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20">
                <text:p>1720</text:p>
              </table:table-cell>
              <table:table-cell office:value-type="float" office:value="10.7">
                <text:p>10.7</text:p>
              </table:table-cell>
              <table:table-cell office:value-type="float" office:value="2300">
                <text:p>2300</text:p>
              </table:table-cell>
              <table:table-cell office:value-type="float" office:value="401.28">
                <text:p>401.28</text:p>
              </table:table-cell>
              <table:table-cell office:value-type="float" office:value="1720">
                <text:p>17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0">
                <text:p>1730</text:p>
              </table:table-cell>
              <table:table-cell office:value-type="float" office:value="11.3">
                <text:p>11.3</text:p>
              </table:table-cell>
              <table:table-cell office:value-type="float" office:value="2400">
                <text:p>2400</text:p>
              </table:table-cell>
              <table:table-cell office:value-type="float" office:value="671.4">
                <text:p>671.4</text:p>
              </table:table-cell>
              <table:table-cell office:value-type="float" office:value="1730">
                <text:p>173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40">
                <text:p>1740</text:p>
              </table:table-cell>
              <table:table-cell office:value-type="float" office:value="12.1">
                <text:p>12.1</text:p>
              </table:table-cell>
              <table:table-cell office:value-type="float" office:value="2500">
                <text:p>2500</text:p>
              </table:table-cell>
              <table:table-cell office:value-type="float" office:value="1020">
                <text:p>1020</text:p>
              </table:table-cell>
              <table:table-cell office:value-type="float" office:value="1740">
                <text:p>1740</text:p>
              </table:table-cell>
              <table:table-cell office:value-type="float" office:value="0.480000000000004">
                <text:p>0.480000000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0">
                <text:p>1750</text:p>
              </table:table-cell>
              <table:table-cell office:value-type="float" office:value="13.3">
                <text:p>13.3</text:p>
              </table:table-cell>
              <table:table-cell office:value-type="float" office:value="2600">
                <text:p>2600</text:p>
              </table:table-cell>
              <table:table-cell office:value-type="float" office:value="1446">
                <text:p>1446</text:p>
              </table:table-cell>
              <table:table-cell office:value-type="float" office:value="1750">
                <text:p>1750</text:p>
              </table:table-cell>
              <table:table-cell office:value-type="float" office:value="-4.32">
                <text:p>-4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60">
                <text:p>1760</text:p>
              </table:table-cell>
              <table:table-cell office:value-type="float" office:value="14.9">
                <text:p>14.9</text:p>
              </table:table-cell>
              <table:table-cell office:value-type="float" office:value="2700">
                <text:p>2700</text:p>
              </table:table-cell>
              <table:table-cell office:value-type="float" office:value="1948">
                <text:p>1948</text:p>
              </table:table-cell>
              <table:table-cell office:value-type="float" office:value="1760">
                <text:p>1760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70">
                <text:p>1770</text:p>
              </table:table-cell>
              <table:table-cell office:value-type="float" office:value="16.2">
                <text:p>16.2</text:p>
              </table:table-cell>
              <table:table-cell office:value-type="float" office:value="2800">
                <text:p>2800</text:p>
              </table:table-cell>
              <table:table-cell office:value-type="float" office:value="2526">
                <text:p>2526</text:p>
              </table:table-cell>
              <table:table-cell office:value-type="float" office:value="1770">
                <text:p>177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0">
                <text:p>1780</text:p>
              </table:table-cell>
              <table:table-cell office:value-type="float" office:value="16.9">
                <text:p>16.9</text:p>
              </table:table-cell>
              <table:table-cell office:value-type="float" office:value="2900">
                <text:p>2900</text:p>
              </table:table-cell>
              <table:table-cell office:value-type="float" office:value="3179">
                <text:p>3179</text:p>
              </table:table-cell>
              <table:table-cell office:value-type="float" office:value="1780">
                <text:p>1780</text:p>
              </table:table-cell>
              <table:table-cell office:value-type="float" office:value="-14.88">
                <text:p>-14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90">
                <text:p>1790</text:p>
              </table:table-cell>
              <table:table-cell office:value-type="float" office:value="16.7">
                <text:p>16.7</text:p>
              </table:table-cell>
              <table:table-cell office:value-type="float" office:value="3000">
                <text:p>3000</text:p>
              </table:table-cell>
              <table:table-cell office:value-type="float" office:value="3906">
                <text:p>3906</text:p>
              </table:table-cell>
              <table:table-cell office:value-type="float" office:value="1790">
                <text:p>1790</text:p>
              </table:table-cell>
              <table:table-cell office:value-type="float" office:value="-17.12">
                <text:p>-17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0">
                <text:p>1800</text:p>
              </table:table-cell>
              <table:table-cell office:value-type="float" office:value="13.68">
                <text:p>13.68</text:p>
              </table:table-cell>
              <table:table-cell office:value-type="float" office:value="3100">
                <text:p>3100</text:p>
              </table:table-cell>
              <table:table-cell office:value-type="float" office:value="4705">
                <text:p>4705</text:p>
              </table:table-cell>
              <table:table-cell office:value-type="float" office:value="1800">
                <text:p>1800</text:p>
              </table:table-cell>
              <table:table-cell office:value-type="float" office:value="-18.72">
                <text:p>-18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10">
                <text:p>1810</text:p>
              </table:table-cell>
              <table:table-cell office:value-type="float" office:value="12.49">
                <text:p>12.49</text:p>
              </table:table-cell>
              <table:table-cell office:value-type="float" office:value="3200">
                <text:p>3200</text:p>
              </table:table-cell>
              <table:table-cell office:value-type="float" office:value="5580">
                <text:p>5580</text:p>
              </table:table-cell>
              <table:table-cell office:value-type="float" office:value="1810">
                <text:p>1810</text:p>
              </table:table-cell>
              <table:table-cell office:value-type="float" office:value="-19.68">
                <text:p>-19.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0">
                <text:p>1820</text:p>
              </table:table-cell>
              <table:table-cell office:value-type="float" office:value="11.99">
                <text:p>11.99</text:p>
              </table:table-cell>
              <table:table-cell office:value-type="float" office:value="3300">
                <text:p>3300</text:p>
              </table:table-cell>
              <table:table-cell office:value-type="float" office:value="6520">
                <text:p>6520</text:p>
              </table:table-cell>
              <table:table-cell office:value-type="float" office:value="1820">
                <text:p>18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30">
                <text:p>1830</text:p>
              </table:table-cell>
              <table:table-cell office:value-type="float" office:value="7.5">
                <text:p>7.5</text:p>
              </table:table-cell>
              <table:table-cell office:value-type="float" office:value="3400">
                <text:p>3400</text:p>
              </table:table-cell>
              <table:table-cell office:value-type="float" office:value="7530">
                <text:p>7530</text:p>
              </table:table-cell>
              <table:table-cell office:value-type="float" office:value="1830">
                <text:p>1830</text:p>
              </table:table-cell>
              <table:table-cell office:value-type="float" office:value="-19.68">
                <text:p>-19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40">
                <text:p>1840</text:p>
              </table:table-cell>
              <table:table-cell office:value-type="float" office:value="5.69">
                <text:p>5.69</text:p>
              </table:table-cell>
              <table:table-cell office:value-type="float" office:value="3500">
                <text:p>3500</text:p>
              </table:table-cell>
              <table:table-cell office:value-type="float" office:value="8610">
                <text:p>8610</text:p>
              </table:table-cell>
              <table:table-cell office:value-type="float" office:value="1840">
                <text:p>1840</text:p>
              </table:table-cell>
              <table:table-cell office:value-type="float" office:value="-18.72">
                <text:p>-18.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0">
                <text:p>1850</text:p>
              </table:table-cell>
              <table:table-cell office:value-type="float" office:value="7.05">
                <text:p>7.05</text:p>
              </table:table-cell>
              <table:table-cell office:value-type="float" office:value="3600">
                <text:p>3600</text:p>
              </table:table-cell>
              <table:table-cell office:value-type="float" office:value="9760">
                <text:p>9760</text:p>
              </table:table-cell>
              <table:table-cell office:value-type="float" office:value="1850">
                <text:p>1850</text:p>
              </table:table-cell>
              <table:table-cell office:value-type="float" office:value="-17.12">
                <text:p>-1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60">
                <text:p>1860</text:p>
              </table:table-cell>
              <table:table-cell office:value-type="float" office:value="7.881">
                <text:p>7.881</text:p>
              </table:table-cell>
              <table:table-cell office:value-type="float" office:value="3700">
                <text:p>3700</text:p>
              </table:table-cell>
              <table:table-cell office:value-type="float" office:value="10980">
                <text:p>10980</text:p>
              </table:table-cell>
              <table:table-cell office:value-type="float" office:value="1860">
                <text:p>1860</text:p>
              </table:table-cell>
              <table:table-cell office:value-type="float" office:value="-14.88">
                <text:p>-14.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70">
                <text:p>1870</text:p>
              </table:table-cell>
              <table:table-cell office:value-type="float" office:value="1.147">
                <text:p>1.147</text:p>
              </table:table-cell>
              <table:table-cell office:value-type="float" office:value="3800">
                <text:p>3800</text:p>
              </table:table-cell>
              <table:table-cell office:value-type="float" office:value="12260">
                <text:p>12260</text:p>
              </table:table-cell>
              <table:table-cell office:value-type="float" office:value="1870">
                <text:p>187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80">
                <text:p>1880</text:p>
              </table:table-cell>
              <table:table-cell office:value-type="float" office:value="-5.261">
                <text:p>-5.261</text:p>
              </table:table-cell>
              <table:table-cell office:value-type="float" office:value="3900">
                <text:p>3900</text:p>
              </table:table-cell>
              <table:table-cell office:value-type="float" office:value="13610">
                <text:p>13610</text:p>
              </table:table-cell>
              <table:table-cell office:value-type="float" office:value="1880">
                <text:p>1880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0">
                <text:p>1890</text:p>
              </table:table-cell>
              <table:table-cell office:value-type="float" office:value="-5.913">
                <text:p>-5.913</text:p>
              </table:table-cell>
              <table:table-cell office:value-type="float" office:value="4000">
                <text:p>4000</text:p>
              </table:table-cell>
              <table:table-cell office:value-type="float" office:value="15020">
                <text:p>15020</text:p>
              </table:table-cell>
              <table:table-cell office:value-type="float" office:value="1890">
                <text:p>1890</text:p>
              </table:table-cell>
              <table:table-cell office:value-type="float" office:value="-4.32">
                <text:p>-4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00">
                <text:p>1900</text:p>
              </table:table-cell>
              <table:table-cell office:value-type="float" office:value="-2.724">
                <text:p>-2.724</text:p>
              </table:table-cell>
              <table:table-cell office:value-type="float" office:value="4100">
                <text:p>4100</text:p>
              </table:table-cell>
              <table:table-cell office:value-type="float" office:value="16500">
                <text:p>16500</text:p>
              </table:table-cell>
              <table:table-cell office:value-type="float" office:value="1900">
                <text:p>1900</text:p>
              </table:table-cell>
              <table:table-cell office:value-type="float" office:value="0.480000000000004">
                <text:p>0.480000000000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10">
                <text:p>1910</text:p>
              </table:table-cell>
              <table:table-cell office:value-type="float" office:value="10.532">
                <text:p>10.532</text:p>
              </table:table-cell>
              <table:table-cell office:value-type="float" office:value="4200">
                <text:p>4200</text:p>
              </table:table-cell>
              <table:table-cell office:value-type="float" office:value="18040">
                <text:p>18040</text:p>
              </table:table-cell>
              <table:table-cell office:value-type="float" office:value="1910">
                <text:p>191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20">
                <text:p>1920</text:p>
              </table:table-cell>
              <table:table-cell office:value-type="float" office:value="21.633">
                <text:p>21.633</text:p>
              </table:table-cell>
              <table:table-cell office:value-type="float" office:value="4300">
                <text:p>4300</text:p>
              </table:table-cell>
              <table:table-cell office:value-type="float" office:value="19600">
                <text:p>19600</text:p>
              </table:table-cell>
              <table:table-cell office:value-type="float" office:value="1920">
                <text:p>19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30">
                <text:p>1930</text:p>
              </table:table-cell>
              <table:table-cell office:value-type="float" office:value="23.954">
                <text:p>23.954</text:p>
              </table:table-cell>
              <table:table-cell office:value-type="float" office:value="4400">
                <text:p>4400</text:p>
              </table:table-cell>
              <table:table-cell office:value-type="float" office:value="21300">
                <text:p>21300</text:p>
              </table:table-cell>
              <table:table-cell office:value-type="float" office:value="1930">
                <text:p>1930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40">
                <text:p>1940</text:p>
              </table:table-cell>
              <table:table-cell office:value-type="float" office:value="24.609">
                <text:p>24.609</text:p>
              </table:table-cell>
              <table:table-cell office:value-type="float" office:value="4500">
                <text:p>4500</text:p>
              </table:table-cell>
              <table:table-cell office:value-type="float" office:value="23000">
                <text:p>23000</text:p>
              </table:table-cell>
              <table:table-cell office:value-type="float" office:value="1940">
                <text:p>1940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0">
                <text:p>1950</text:p>
              </table:table-cell>
              <table:table-cell office:value-type="float" office:value="29.088">
                <text:p>29.088</text:p>
              </table:table-cell>
              <table:table-cell office:value-type="float" office:value="4600">
                <text:p>4600</text:p>
              </table:table-cell>
              <table:table-cell office:value-type="float" office:value="24700">
                <text:p>24700</text:p>
              </table:table-cell>
              <table:table-cell office:value-type="float" office:value="1950">
                <text:p>1950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33.15037">
                <text:p>33.1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0">
                <text:p>1960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70">
                <text:p>1970</text:p>
              </table:table-cell>
              <table:table-cell office:value-type="float" office:value="40.180307">
                <text:p>40.180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71">
                <text:p>1971</text:p>
              </table:table-cell>
              <table:table-cell office:value-type="float" office:value="41.169995">
                <text:p>41.16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52.9632">
                <text:p>52.9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72">
                <text:p>1972</text:p>
              </table:table-cell>
              <table:table-cell office:value-type="float" office:value="42.2271129">
                <text:p>42.227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53.9328">
                <text:p>53.93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73">
                <text:p>1973</text:p>
              </table:table-cell>
              <table:table-cell office:value-type="float" office:value="43.372957">
                <text:p>43.37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54.9088">
                <text:p>54.9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74">
                <text:p>1974</text:p>
              </table:table-cell>
              <table:table-cell office:value-type="float" office:value="44.4840562">
                <text:p>44.484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55.8912">
                <text:p>55.8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75">
                <text:p>1975</text:p>
              </table:table-cell>
              <table:table-cell office:value-type="float" office:value="45.476138">
                <text:p>45.476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56.88">
                <text:p>56.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6">
                <text:p>1976</text:p>
              </table:table-cell>
              <table:table-cell office:value-type="float" office:value="46.4567207">
                <text:p>46.456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57.8752">
                <text:p>57.87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7">
                <text:p>1977</text:p>
              </table:table-cell>
              <table:table-cell office:value-type="float" office:value="47.5213815">
                <text:p>47.5213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58.8768">
                <text:p>58.8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8">
                <text:p>1978</text:p>
              </table:table-cell>
              <table:table-cell office:value-type="float" office:value="48.5344163">
                <text:p>48.534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59.8848">
                <text:p>59.8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9">
                <text:p>1979</text:p>
              </table:table-cell>
              <table:table-cell office:value-type="float" office:value="49.5861495">
                <text:p>49.586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60.8992">
                <text:p>60.89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80">
                <text:p>1980</text:p>
              </table:table-cell>
              <table:table-cell office:value-type="float" office:value="50.5387068">
                <text:p>50.538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61.92">
                <text:p>61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81">
                <text:p>1981</text:p>
              </table:table-cell>
              <table:table-cell office:value-type="float" office:value="51.3807849">
                <text:p>51.3807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62.9472">
                <text:p>62.94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82">
                <text:p>1982</text:p>
              </table:table-cell>
              <table:table-cell office:value-type="float" office:value="52.1667826">
                <text:p>52.166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63.9808">
                <text:p>63.98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83">
                <text:p>1983</text:p>
              </table:table-cell>
              <table:table-cell office:value-type="float" office:value="52.9564838">
                <text:p>52.956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65.0208">
                <text:p>65.0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84">
                <text:p>1984</text:p>
              </table:table-cell>
              <table:table-cell office:value-type="float" office:value="53.7882418">
                <text:p>53.788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66.0672">
                <text:p>66.06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5">
                <text:p>1985</text:p>
              </table:table-cell>
              <table:table-cell office:value-type="float" office:value="54.3427024">
                <text:p>54.342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67.12">
                <text:p>67.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6">
                <text:p>1986</text:p>
              </table:table-cell>
              <table:table-cell office:value-type="float" office:value="54.8712512">
                <text:p>54.871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68.1792">
                <text:p>68.17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7">
                <text:p>1987</text:p>
              </table:table-cell>
              <table:table-cell office:value-type="float" office:value="55.3222105">
                <text:p>55.322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69.2448">
                <text:p>69.24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8">
                <text:p>1988</text:p>
              </table:table-cell>
              <table:table-cell office:value-type="float" office:value="55.8196609">
                <text:p>55.819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70.3168">
                <text:p>70.31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9">
                <text:p>1989</text:p>
              </table:table-cell>
              <table:table-cell office:value-type="float" office:value="56.3000349">
                <text:p>56.300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71.3952">
                <text:p>71.3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90">
                <text:p>1990</text:p>
              </table:table-cell>
              <table:table-cell office:value-type="float" office:value="56.8552701">
                <text:p>56.855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72.48">
                <text:p>72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91">
                <text:p>1991</text:p>
              </table:table-cell>
              <table:table-cell office:value-type="float" office:value="57.5653127">
                <text:p>57.565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73.5712">
                <text:p>73.5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92">
                <text:p>1992</text:p>
              </table:table-cell>
              <table:table-cell office:value-type="float" office:value="58.3091659">
                <text:p>58.309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74.6688">
                <text:p>74.6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3">
                <text:p>1993</text:p>
              </table:table-cell>
              <table:table-cell office:value-type="float" office:value="59.1218414">
                <text:p>59.1218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75.7728">
                <text:p>75.7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94">
                <text:p>1994</text:p>
              </table:table-cell>
              <table:table-cell office:value-type="float" office:value="59.9844537">
                <text:p>59.984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76.8832">
                <text:p>76.8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5">
                <text:p>1995</text:p>
              </table:table-cell>
              <table:table-cell office:value-type="float" office:value="60.7853482">
                <text:p>60.785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6">
                <text:p>1996</text:p>
              </table:table-cell>
              <table:table-cell office:value-type="float" office:value="61.6286593">
                <text:p>61.628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79.1232">
                <text:p>79.1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7">
                <text:p>1997</text:p>
              </table:table-cell>
              <table:table-cell office:value-type="float" office:value="62.2950486">
                <text:p>62.295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80.2528">
                <text:p>80.25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8">
                <text:p>1998</text:p>
              </table:table-cell>
              <table:table-cell office:value-type="float" office:value="62.9658689">
                <text:p>62.965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81.3888">
                <text:p>81.38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9">
                <text:p>1999</text:p>
              </table:table-cell>
              <table:table-cell office:value-type="float" office:value="63.4673369">
                <text:p>63.467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82.5312">
                <text:p>82.5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">
                <text:p>2000</text:p>
              </table:table-cell>
              <table:table-cell office:value-type="float" office:value="63.8285221">
                <text:p>63.828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83.68">
                <text:p>83.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1">
                <text:p>2001</text:p>
              </table:table-cell>
              <table:table-cell office:value-type="float" office:value="64.0907881">
                <text:p>64.0907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84.8352">
                <text:p>84.8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2">
                <text:p>2002</text:p>
              </table:table-cell>
              <table:table-cell office:value-type="float" office:value="64.2998037">
                <text:p>64.299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85.9968">
                <text:p>85.9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3">
                <text:p>2003</text:p>
              </table:table-cell>
              <table:table-cell office:value-type="float" office:value="64.4734276">
                <text:p>64.473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3">
                <text:p>2003</text:p>
              </table:table-cell>
              <table:table-cell office:value-type="float" office:value="87.1648">
                <text:p>87.16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4">
                <text:p>2004</text:p>
              </table:table-cell>
              <table:table-cell office:value-type="float" office:value="64.5736111">
                <text:p>64.573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4">
                <text:p>2004</text:p>
              </table:table-cell>
              <table:table-cell office:value-type="float" office:value="88.3392">
                <text:p>88.3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5">
                <text:p>2005</text:p>
              </table:table-cell>
              <table:table-cell office:value-type="float" office:value="64.6876311">
                <text:p>64.687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  <table:table-cell office:value-type="float" office:value="89.52">
                <text:p>89.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6">
                <text:p>2006</text:p>
              </table:table-cell>
              <table:table-cell office:value-type="float" office:value="64.8451826">
                <text:p>64.845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">
                <text:p>2006</text:p>
              </table:table-cell>
              <table:table-cell office:value-type="float" office:value="90.7072">
                <text:p>90.70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7">
                <text:p>2007</text:p>
              </table:table-cell>
              <table:table-cell office:value-type="float" office:value="65.1464034">
                <text:p>65.146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7">
                <text:p>2007</text:p>
              </table:table-cell>
              <table:table-cell office:value-type="float" office:value="91.9008">
                <text:p>91.90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8">
                <text:p>2008</text:p>
              </table:table-cell>
              <table:table-cell office:value-type="float" office:value="65.4573487">
                <text:p>65.457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93.1008">
                <text:p>93.10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9">
                <text:p>2009</text:p>
              </table:table-cell>
              <table:table-cell office:value-type="float" office:value="65.7768362">
                <text:p>65.776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94.3072">
                <text:p>94.30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10">
                <text:p>2010</text:p>
              </table:table-cell>
              <table:table-cell office:value-type="float" office:value="66.0699217">
                <text:p>66.069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95.52">
                <text:p>95.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11">
                <text:p>2011</text:p>
              </table:table-cell>
              <table:table-cell office:value-type="float" office:value="66.3245568">
                <text:p>66.324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96.7392">
                <text:p>96.73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12">
                <text:p>2012</text:p>
              </table:table-cell>
              <table:table-cell office:value-type="float" office:value="66.6030198">
                <text:p>66.603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97.9648">
                <text:p>97.96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13">
                <text:p>2013</text:p>
              </table:table-cell>
              <table:table-cell office:value-type="float" office:value="66.9069091">
                <text:p>66.906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99.1968">
                <text:p>99.19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14">
                <text:p>2014</text:p>
              </table:table-cell>
              <table:table-cell office:value-type="float" office:value="67.2810383">
                <text:p>67.2810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100.4352">
                <text:p>100.43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5">
                <text:p>2015</text:p>
              </table:table-cell>
              <table:table-cell office:value-type="float" office:value="67.6439167">
                <text:p>67.643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101.68">
                <text:p>101.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16">
                <text:p>2016</text:p>
              </table:table-cell>
              <table:table-cell office:value-type="float" office:value="68.1024205">
                <text:p>68.102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102.9312">
                <text:p>102.9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7">
                <text:p>2017</text:p>
              </table:table-cell>
              <table:table-cell office:value-type="float" office:value="68.5927179">
                <text:p>68.592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104.1888">
                <text:p>104.1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8">
                <text:p>2018</text:p>
              </table:table-cell>
              <table:table-cell office:value-type="float" office:value="68.9676423">
                <text:p>68.9676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105.4528">
                <text:p>105.45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9">
                <text:p>2019</text:p>
              </table:table-cell>
              <table:table-cell office:value-type="float" office:value="69.2201632">
                <text:p>69.220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">
                <text:p>2019</text:p>
              </table:table-cell>
              <table:table-cell office:value-type="float" office:value="106.7232">
                <text:p>106.72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20">
                <text:p>2020</text:p>
              </table:table-cell>
              <table:table-cell office:value-type="float" office:value="69.3611547">
                <text:p>69.361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109.2832">
                <text:p>109.2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110.5728">
                <text:p>110.5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">
                <text:p>2023</text:p>
              </table:table-cell>
              <table:table-cell office:value-type="float" office:value="111.8688">
                <text:p>111.8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113.1712">
                <text:p>113.1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114.48">
                <text:p>11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115.7952">
                <text:p>115.7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7">
                <text:p>2027</text:p>
              </table:table-cell>
              <table:table-cell office:value-type="float" office:value="117.1168">
                <text:p>117.1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118.4448">
                <text:p>118.4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9">
                <text:p>2029</text:p>
              </table:table-cell>
              <table:table-cell office:value-type="float" office:value="119.7792">
                <text:p>119.7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121.12">
                <text:p>12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122.4672">
                <text:p>122.4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123.8208">
                <text:p>123.8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3">
                <text:p>2033</text:p>
              </table:table-cell>
              <table:table-cell office:value-type="float" office:value="125.1808">
                <text:p>125.1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126.5472">
                <text:p>126.5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5">
                <text:p>2035</text:p>
              </table:table-cell>
              <table:table-cell office:value-type="float" office:value="127.92">
                <text:p>12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129.2992">
                <text:p>129.2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7">
                <text:p>2037</text:p>
              </table:table-cell>
              <table:table-cell office:value-type="float" office:value="130.6848">
                <text:p>130.6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132.0768">
                <text:p>132.0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9">
                <text:p>2039</text:p>
              </table:table-cell>
              <table:table-cell office:value-type="float" office:value="133.4752">
                <text:p>133.4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134.88">
                <text:p>13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149.28">
                <text:p>14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0">
                <text:p>2060</text:p>
              </table:table-cell>
              <table:table-cell office:value-type="float" office:value="164.32">
                <text:p>164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0">
                <text:p>20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0">
                <text:p>2080</text:p>
              </table:table-cell>
              <table:table-cell office:value-type="float" office:value="196.32">
                <text:p>196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213.28">
                <text:p>213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  <table:table-cell office:value-type="float" office:value="230.88">
                <text:p>23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0">
                <text:p>2110</text:p>
              </table:table-cell>
              <table:table-cell office:value-type="float" office:value="249.12">
                <text:p>24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0">
                <text:p>21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">
                <text:p>2130</text:p>
              </table:table-cell>
              <table:table-cell office:value-type="float" office:value="287.52">
                <text:p>287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0">
                <text:p>2140</text:p>
              </table:table-cell>
              <table:table-cell office:value-type="float" office:value="307.68">
                <text:p>307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  <table:table-cell office:value-type="float" office:value="328.48">
                <text:p>328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">
                <text:p>2160</text:p>
              </table:table-cell>
              <table:table-cell office:value-type="float" office:value="349.92">
                <text:p>34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">
                <text:p>217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0">
                <text:p>2180</text:p>
              </table:table-cell>
              <table:table-cell office:value-type="float" office:value="394.72">
                <text:p>394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0">
                <text:p>2190</text:p>
              </table:table-cell>
              <table:table-cell office:value-type="float" office:value="418.08">
                <text:p>418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442.08">
                <text:p>44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">
                <text:p>2300</text:p>
              </table:table-cell>
              <table:table-cell office:value-type="float" office:value="717.28">
                <text:p>71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1056.48">
                <text:p>105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">
                <text:p>2500</text:p>
              </table:table-cell>
              <table:table-cell office:value-type="float" office:value="1459.68">
                <text:p>145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">
                <text:p>2600</text:p>
              </table:table-cell>
              <table:table-cell office:value-type="float" office:value="1926.88">
                <text:p>1926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">
                <text:p>2700</text:p>
              </table:table-cell>
              <table:table-cell office:value-type="float" office:value="2458.08">
                <text:p>2458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">
                <text:p>2800</text:p>
              </table:table-cell>
              <table:table-cell office:value-type="float" office:value="3053.28">
                <text:p>3053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0">
                <text:p>2900</text:p>
              </table:table-cell>
              <table:table-cell office:value-type="float" office:value="3712.48">
                <text:p>371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4435.68">
                <text:p>4435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">
                <text:p>3100</text:p>
              </table:table-cell>
              <table:table-cell office:value-type="float" office:value="5222.88">
                <text:p>522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">
                <text:p>3200</text:p>
              </table:table-cell>
              <table:table-cell office:value-type="float" office:value="6074.08">
                <text:p>607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">
                <text:p>3300</text:p>
              </table:table-cell>
              <table:table-cell office:value-type="float" office:value="6989.28">
                <text:p>698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">
                <text:p>3400</text:p>
              </table:table-cell>
              <table:table-cell office:value-type="float" office:value="7968.48">
                <text:p>7968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">
                <text:p>3500</text:p>
              </table:table-cell>
              <table:table-cell office:value-type="float" office:value="9011.68">
                <text:p>9011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">
                <text:p>3600</text:p>
              </table:table-cell>
              <table:table-cell office:value-type="float" office:value="10118.88">
                <text:p>1011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">
                <text:p>3700</text:p>
              </table:table-cell>
              <table:table-cell office:value-type="float" office:value="11290.08">
                <text:p>1129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">
                <text:p>3800</text:p>
              </table:table-cell>
              <table:table-cell office:value-type="float" office:value="12525.28">
                <text:p>12525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">
                <text:p>3900</text:p>
              </table:table-cell>
              <table:table-cell office:value-type="float" office:value="13824.48">
                <text:p>1382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  <table:table-cell office:value-type="float" office:value="15187.68">
                <text:p>15187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0">
                <text:p>4100</text:p>
              </table:table-cell>
              <table:table-cell office:value-type="float" office:value="16614.88">
                <text:p>1661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">
                <text:p>4200</text:p>
              </table:table-cell>
              <table:table-cell office:value-type="float" office:value="18106.08">
                <text:p>1810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">
                <text:p>4300</text:p>
              </table:table-cell>
              <table:table-cell office:value-type="float" office:value="19661.28">
                <text:p>19661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">
                <text:p>4400</text:p>
              </table:table-cell>
              <table:table-cell office:value-type="float" office:value="21280.48">
                <text:p>21280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">
                <text:p>4500</text:p>
              </table:table-cell>
              <table:table-cell office:value-type="float" office:value="22963.68">
                <text:p>2296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">
                <text:p>4600</text:p>
              </table:table-cell>
              <table:table-cell office:value-type="float" office:value="24710.88">
                <text:p>2471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000" chart:maximum="203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60" chart:maximum="7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73cm" svg:height="12.379cm" xlink:href=".." xlink:type="simple" chart:class="chart:scatter" chart:style-name="ch1">
        <chart:plot-area chart:style-name="ch2" table:cell-range-address="delta_t.A94:delta_t.B124" svg:x="0.447cm" svg:y="0.247cm" svg:width="21.479cm" svg:height="11.885cm">
          <chartooo:coordinate-region svg:x="2.471cm" svg:y="0.446cm" svg:width="19.083cm" svg:height="11.039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delta_t.B94:delta_t.B124" chart:class="chart:scatter">
            <chart:domain table:cell-range-address="delta_t.A94:delta_t.A124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delta_t.A94:delta_t.A124</svg:desc>
                </draw:g>
              </table:table-cell>
              <table:table-cell office:value-type="float" office:value="63.8285221">
                <text:p>63.8285221</text:p>
                <draw:g>
                  <svg:desc>delta_t.B94:delta_t.B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1">
                <text:p>2001</text:p>
              </table:table-cell>
              <table:table-cell office:value-type="float" office:value="64.0907881">
                <text:p>64.0907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2">
                <text:p>2002</text:p>
              </table:table-cell>
              <table:table-cell office:value-type="float" office:value="64.2998037">
                <text:p>64.2998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3">
                <text:p>2003</text:p>
              </table:table-cell>
              <table:table-cell office:value-type="float" office:value="64.4734276">
                <text:p>64.4734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4">
                <text:p>2004</text:p>
              </table:table-cell>
              <table:table-cell office:value-type="float" office:value="64.5736111">
                <text:p>64.5736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5">
                <text:p>2005</text:p>
              </table:table-cell>
              <table:table-cell office:value-type="float" office:value="64.6876311">
                <text:p>64.6876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6">
                <text:p>2006</text:p>
              </table:table-cell>
              <table:table-cell office:value-type="float" office:value="64.8451826">
                <text:p>64.8451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7">
                <text:p>2007</text:p>
              </table:table-cell>
              <table:table-cell office:value-type="float" office:value="65.1464034">
                <text:p>65.1464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8">
                <text:p>2008</text:p>
              </table:table-cell>
              <table:table-cell office:value-type="float" office:value="65.4573487">
                <text:p>65.4573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9">
                <text:p>2009</text:p>
              </table:table-cell>
              <table:table-cell office:value-type="float" office:value="65.7768362">
                <text:p>65.7768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  <table:table-cell office:value-type="float" office:value="66.0699217">
                <text:p>66.0699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">
                <text:p>2011</text:p>
              </table:table-cell>
              <table:table-cell office:value-type="float" office:value="66.3245568">
                <text:p>66.3245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66.6030198">
                <text:p>66.6030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3">
                <text:p>2013</text:p>
              </table:table-cell>
              <table:table-cell office:value-type="float" office:value="66.9069091">
                <text:p>66.9069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4">
                <text:p>2014</text:p>
              </table:table-cell>
              <table:table-cell office:value-type="float" office:value="67.2810383">
                <text:p>67.2810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5">
                <text:p>2015</text:p>
              </table:table-cell>
              <table:table-cell office:value-type="float" office:value="67.6439167">
                <text:p>67.6439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6">
                <text:p>2016</text:p>
              </table:table-cell>
              <table:table-cell office:value-type="float" office:value="68.1024205">
                <text:p>68.1024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7">
                <text:p>2017</text:p>
              </table:table-cell>
              <table:table-cell office:value-type="float" office:value="68.5927179">
                <text:p>68.5927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8">
                <text:p>2018</text:p>
              </table:table-cell>
              <table:table-cell office:value-type="float" office:value="68.9676423">
                <text:p>68.9676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9">
                <text:p>2019</text:p>
              </table:table-cell>
              <table:table-cell office:value-type="float" office:value="69.2201632">
                <text:p>69.2201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0">
                <text:p>2020</text:p>
              </table:table-cell>
              <table:table-cell office:value-type="float" office:value="69.3611547">
                <text:p>69.3611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1">
                <text:p>2021</text:p>
              </table:table-cell>
              <table:table-cell office:value-type="float" office:value="69.4537608">
                <text:p>69.4537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2">
                <text:p>2022</text:p>
              </table:table-cell>
              <table:table-cell office:value-type="float" office:value="69.546826">
                <text:p>69.546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23">
                <text:p>2023</text:p>
              </table:table-cell>
              <table:table-cell office:value-type="float" office:value="69.625242">
                <text:p>69.625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4">
                <text:p>2024</text:p>
              </table:table-cell>
              <table:table-cell office:value-type="float" office:value="69.70535">
                <text:p>69.70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5">
                <text:p>2025</text:p>
              </table:table-cell>
              <table:table-cell office:value-type="float" office:value="69.79392">
                <text:p>69.79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6">
                <text:p>2026</text:p>
              </table:table-cell>
              <table:table-cell office:value-type="float" office:value="69.89026">
                <text:p>69.89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7">
                <text:p>2027</text:p>
              </table:table-cell>
              <table:table-cell office:value-type="float" office:value="69.99476">
                <text:p>69.99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8">
                <text:p>2028</text:p>
              </table:table-cell>
              <table:table-cell office:value-type="float" office:value="70.10744">
                <text:p>70.10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29">
                <text:p>2029</text:p>
              </table:table-cell>
              <table:table-cell office:value-type="float" office:value="70.22878">
                <text:p>70.22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0">
                <text:p>2030</text:p>
              </table:table-cell>
              <table:table-cell office:value-type="float" office:value="70.35781">
                <text:p>70.357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